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.5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.578cm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4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81cm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1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1.264cm"/>
    </style:style>
    <style:style style:name="gr16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97cm"/>
    </style:style>
    <style:style style:name="gr20" style:family="graphic" style:parent-style-name="standard">
      <style:graphic-properties draw:stroke="none" svg:stroke-color="#000000" draw:fill="none" draw:fill-color="#ffffff" fo:min-height="1.305cm"/>
    </style:style>
    <style:style style:name="gr21" style:family="graphic" style:parent-style-name="standard">
      <style:graphic-properties draw:stroke="none" svg:stroke-color="#000000" draw:fill="none" draw:fill-color="#ffffff" fo:min-height="0.5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3" style:family="graphic" style:parent-style-name="standard">
      <style:graphic-properties draw:stroke="none" svg:stroke-color="#000000" draw:fill="none" draw:fill-color="#ffffff" fo:min-height="0.635cm"/>
    </style:style>
    <style:style style:name="gr2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41cm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32" style:family="graphic">
      <style:graphic-properties svg:stroke-color="#000000" draw:fill="solid" draw:fill-color="#314004" draw:textarea-horizontal-align="justify" draw:textarea-vertical-align="middle" draw:auto-grow-height="false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35" style:family="graphic" style:parent-style-name="objectwithoutfill">
      <style:graphic-properties draw:marker-start="Arrow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2pt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351cm" svg:height="0.962cm" svg:x="7.096cm" svg:y="1.127cm">
          <draw:text-box>
            <text:p>RCU Controller State Transition Diagram</text:p>
          </draw:text-box>
        </draw:frame>
        <draw:custom-shape draw:style-name="gr2" draw:text-style-name="P1" xml:id="id1" draw:id="id1" draw:layer="controls" svg:width="2.54cm" svg:height="2.413cm" svg:x="4.556cm" svg:y="3.932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controls" svg:width="2.54cm" svg:height="2.413cm" svg:x="9.763cm" svg:y="4.186cm">
          <text:p text:style-name="P1">rcvFir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controls" svg:width="2.54cm" svg:height="2.413cm" svg:x="15.263cm" svg:y="4.186cm">
          <text:p text:style-name="P1">chk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controls" svg:width="2.54cm" svg:height="2.413cm" svg:x="12.163cm" svg:y="9.786cm">
          <text:p text:style-name="P1">SyncEr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controls" svg:width="2.54cm" svg:height="2.413cm" svg:x="3.663cm" svg:y="9.986cm">
          <text:p text:style-name="P1">E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controls" svg:width="2.54cm" svg:height="2.413cm" svg:x="21.363cm" svg:y="4.186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controls" svg:width="2.54cm" svg:height="2.413cm" svg:x="18.963cm" svg:y="8.486cm">
          <text:p text:style-name="P1">rcv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controls" svg:width="2.54cm" svg:height="2.413cm" svg:x="24.063cm" svg:y="8.486cm">
          <text:p text:style-name="P1">wrt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controls" draw:type="line" svg:x1="7.096cm" svg:y1="5.139cm" svg:x2="9.763cm" svg:y2="5.393cm" draw:start-shape="id1" draw:start-glue-point="10" draw:end-shape="id2" draw:end-glue-point="6" svg:d="M7096 5139l2667 254" svg:viewBox="0 0 2668 255">
          <text:p/>
        </draw:connector>
        <draw:connector draw:style-name="gr3" draw:text-style-name="P1" draw:layer="controls" draw:type="line" svg:x1="12.303cm" svg:y1="5.393cm" svg:x2="15.263cm" svg:y2="5.393cm" draw:start-shape="id2" draw:start-glue-point="10" draw:end-shape="id3" draw:end-glue-point="6" svg:d="M12303 5393h2960" svg:viewBox="0 0 2961 1">
          <text:p/>
        </draw:connector>
        <draw:connector draw:style-name="gr3" draw:text-style-name="P1" draw:layer="controls" draw:type="line" svg:x1="15.635cm" svg:y1="6.246cm" svg:x2="13.433cm" svg:y2="9.786cm" draw:start-shape="id3" draw:start-glue-point="7" draw:end-shape="id4" draw:end-glue-point="4" svg:d="M15635 6246l-2202 3540" svg:viewBox="0 0 2203 3541">
          <text:p/>
        </draw:connector>
        <draw:connector draw:style-name="gr3" draw:text-style-name="P1" draw:layer="controls" draw:type="line" svg:x1="12.163cm" svg:y1="10.993cm" svg:x2="6.203cm" svg:y2="11.192cm" draw:start-shape="id4" draw:start-glue-point="6" draw:end-shape="id5" draw:end-glue-point="1" svg:d="M12163 10993l-5960 199" svg:viewBox="0 0 5961 200">
          <text:p/>
        </draw:connector>
        <draw:connector draw:style-name="gr3" draw:text-style-name="P1" draw:layer="controls" draw:type="line" svg:x1="5.831cm" svg:y1="10.339cm" svg:x2="10.135cm" svg:y2="6.246cm" draw:start-shape="id5" draw:start-glue-point="11" draw:end-shape="id2" draw:end-glue-point="7" svg:d="M5831 10339l4304-4093" svg:viewBox="0 0 4305 4094">
          <text:p/>
        </draw:connector>
        <draw:connector draw:style-name="gr3" draw:text-style-name="P1" draw:layer="controls" draw:type="line" svg:x1="17.803cm" svg:y1="5.393cm" svg:x2="21.363cm" svg:y2="5.393cm" draw:start-shape="id3" draw:start-glue-point="10" draw:end-shape="id6" draw:end-glue-point="6" svg:d="M17803 5393h3560" svg:viewBox="0 0 3561 1">
          <text:p/>
        </draw:connector>
        <draw:connector draw:style-name="gr3" draw:text-style-name="P1" draw:layer="controls" draw:type="line" svg:x1="21.735cm" svg:y1="6.246cm" svg:x2="20.233cm" svg:y2="8.486cm" draw:start-shape="id6" draw:start-glue-point="7" draw:end-shape="id7" draw:end-glue-point="4" svg:d="M21735 6246l-1502 2240" svg:viewBox="0 0 1503 2241">
          <text:p/>
        </draw:connector>
        <draw:connector draw:style-name="gr3" draw:text-style-name="P1" draw:layer="controls" draw:type="line" svg:x1="21.503cm" svg:y1="9.693cm" svg:x2="24.063cm" svg:y2="9.693cm" draw:start-shape="id7" draw:start-glue-point="10" draw:end-shape="id8" draw:end-glue-point="6" svg:d="M21503 9693h2560" svg:viewBox="0 0 2561 1">
          <text:p/>
        </draw:connector>
        <draw:connector draw:style-name="gr3" draw:text-style-name="P1" draw:layer="controls" draw:type="line" svg:x1="25.333cm" svg:y1="8.486cm" svg:x2="23.531cm" svg:y2="6.246cm" draw:start-shape="id8" draw:start-glue-point="4" draw:end-shape="id6" draw:end-glue-point="9" svg:d="M25333 8486l-1802-2240" svg:viewBox="0 0 1803 2241">
          <text:p/>
        </draw:connector>
        <draw:connector draw:style-name="gr3" draw:text-style-name="P1" draw:layer="controls" draw:type="curve" svg:x1="22.633cm" svg:y1="4.186cm" svg:x2="5.826cm" svg:y2="3.932cm" draw:start-shape="id6" draw:start-glue-point="4" draw:end-shape="id1" draw:end-glue-point="4" svg:d="M22633 4186c0-1134-16807-1007-16807-254" svg:viewBox="0 0 16808 836">
          <text:p/>
        </draw:connector>
        <draw:connector draw:style-name="gr3" draw:text-style-name="P1" draw:layer="controls" draw:type="curve" draw:line-skew="0.938cm" svg:x1="20.233cm" svg:y1="10.899cm" svg:x2="4.933cm" svg:y2="12.399cm" draw:start-shape="id7" draw:start-glue-point="8" draw:end-shape="id5" draw:end-glue-point="8" svg:d="M20233 10899c0 4407-15300 3657-15300 1500" svg:viewBox="0 0 15301 3221">
          <text:p/>
        </draw:connector>
        <draw:connector draw:style-name="gr3" draw:text-style-name="P1" draw:layer="controls" draw:type="curve" svg:x1="4.556cm" svg:y1="5.139cm" svg:x2="5.826cm" svg:y2="6.345cm" draw:start-shape="id1" draw:start-glue-point="6" draw:end-shape="id1" draw:end-glue-point="8" svg:d="M4556 5139c-751 0-626 853-121 1342s1391 614 1391-136" svg:viewBox="0 0 1803 1740">
          <text:p/>
        </draw:connector>
        <draw:connector draw:style-name="gr3" draw:text-style-name="P1" draw:layer="controls" draw:type="curve" svg:x1="3.663cm" svg:y1="11.193cm" svg:x2="4.035cm" svg:y2="10.339cm" draw:start-shape="id5" draw:start-glue-point="6" draw:end-shape="id5" draw:end-glue-point="5" svg:d="M3663 11193c-751 0-627-855-346-1389s718-747 718 535" svg:viewBox="0 0 937 1809">
          <text:p/>
        </draw:connector>
        <draw:connector draw:style-name="gr3" draw:text-style-name="P1" draw:layer="controls" draw:type="curve" svg:x1="13.433cm" svg:y1="12.199cm" svg:x2="14.331cm" svg:y2="11.846cm" draw:start-shape="id4" draw:end-shape="id4" draw:end-glue-point="9" svg:d="M13433 12199c0 750 898 926 898-353" svg:viewBox="0 0 899 940">
          <text:p/>
        </draw:connector>
        <draw:frame draw:style-name="gr4" draw:text-style-name="P2" draw:layer="controls" svg:width="2.043cm" svg:height="0.725cm" svg:x="2.403cm" svg:y="6.334cm">
          <draw:text-box>
            <text:p text:style-name="P2"><text:span text:style-name="T1">!d_edge</text:span></text:p>
          </draw:text-box>
        </draw:frame>
        <draw:frame draw:style-name="gr4" draw:text-style-name="P2" draw:layer="controls" svg:width="4.075cm" svg:height="0.725cm" svg:x="12.811cm" svg:y="2.397cm">
          <draw:text-box>
            <text:p text:style-name="P2"><text:span text:style-name="T1">Eop &amp; shift_enable</text:span></text:p>
          </draw:text-box>
        </draw:frame>
        <draw:frame draw:style-name="gr4" draw:text-style-name="P2" draw:layer="controls" svg:width="1.924cm" svg:height="0.725cm" svg:x="7.174cm" svg:y="4.339cm">
          <draw:text-box>
            <text:p text:style-name="P2"><text:span text:style-name="T1">d_edge</text:span></text:p>
          </draw:text-box>
        </draw:frame>
        <draw:frame draw:style-name="gr4" draw:text-style-name="P2" draw:layer="controls" svg:width="3.148cm" svg:height="0.725cm" svg:x="12.43cm" svg:y="4.593cm">
          <draw:text-box>
            <text:p text:style-name="P2"><text:span text:style-name="T1">byte_received</text:span></text:p>
          </draw:text-box>
        </draw:frame>
        <draw:frame draw:style-name="gr4" draw:text-style-name="P2" draw:layer="controls" svg:width="3.419cm" svg:height="0.725cm" svg:x="17.842cm" svg:y="4.429cm">
          <draw:text-box>
            <text:p text:style-name="P2"><text:span text:style-name="T1">rcv_data = byte</text:span></text:p>
          </draw:text-box>
        </draw:frame>
        <draw:frame draw:style-name="gr5" draw:text-style-name="P2" draw:layer="controls" svg:width="1.924cm" svg:height="0.725cm" svg:x="7.555cm" svg:y="8.53cm">
          <draw:text-box>
            <text:p text:style-name="P2"><text:span text:style-name="T1">d_edge</text:span></text:p>
          </draw:text-box>
        </draw:frame>
        <draw:frame draw:style-name="gr4" draw:text-style-name="P2" draw:layer="controls" svg:width="2.043cm" svg:height="0.725cm" svg:x="0.951cm" svg:y="9.763cm">
          <draw:text-box>
            <text:p text:style-name="P2"><text:span text:style-name="T1">!d_edge</text:span></text:p>
          </draw:text-box>
        </draw:frame>
        <draw:frame draw:style-name="gr4" draw:text-style-name="P2" draw:layer="controls" svg:width="4.075cm" svg:height="0.725cm" svg:x="11.746cm" svg:y="14.589cm">
          <draw:text-box>
            <text:p text:style-name="P2"><text:span text:style-name="T1">Eop &amp; shift_enable</text:span></text:p>
          </draw:text-box>
        </draw:frame>
        <draw:frame draw:style-name="gr4" draw:text-style-name="P2" draw:layer="controls" svg:width="3.537cm" svg:height="0.725cm" svg:x="12.254cm" svg:y="7.26cm">
          <draw:text-box>
            <text:p text:style-name="P2"><text:span text:style-name="T1">rcv_data != byte</text:span></text:p>
          </draw:text-box>
        </draw:frame>
        <draw:frame draw:style-name="gr4" draw:text-style-name="P2" draw:layer="controls" svg:width="2.915cm" svg:height="0.725cm" svg:x="13.143cm" svg:y="12.975cm">
          <draw:text-box>
            <text:p text:style-name="P2"><text:span text:style-name="T1">!shift_enable</text:span></text:p>
          </draw:text-box>
        </draw:frame>
        <draw:frame draw:style-name="gr4" draw:text-style-name="P2" draw:layer="controls" svg:width="4.193cm" svg:height="0.725cm" svg:x="18.399cm" svg:y="7.35cm">
          <draw:text-box>
            <text:p text:style-name="P2"><text:span text:style-name="T1">!Eop &amp; shift_enable</text:span></text:p>
          </draw:text-box>
        </draw:frame>
        <draw:frame draw:style-name="gr4" draw:text-style-name="P2" draw:layer="controls" svg:width="3.148cm" svg:height="0.725cm" svg:x="21.371cm" svg:y="9.8cm">
          <draw:text-box>
            <text:p text:style-name="P2"><text:span text:style-name="T1">byte_received</text:span></text:p>
          </draw:text-box>
        </draw:frame>
        <draw:frame draw:style-name="gr4" draw:text-style-name="P2" draw:layer="controls" svg:width="4.075cm" svg:height="0.725cm" svg:x="7.339cm" svg:y="11.414cm">
          <draw:text-box>
            <text:p text:style-name="P2"><text:span text:style-name="T1">Eop &amp; shift_enable</text:span></text:p>
          </draw:text-box>
        </draw:frame>
      </draw:page>
      <draw:page draw:name="page2" draw:style-name="dp1" draw:master-page-name="Default">
        <draw:frame draw:style-name="gr1" draw:text-style-name="P3" draw:layer="layout" svg:width="14.351cm" svg:height="0.962cm" svg:x="7.096cm" svg:y="1.127cm">
          <draw:text-box>
            <text:p text:style-name="P3">RTL diagram for Controller Block</text:p>
          </draw:text-box>
        </draw:frame>
        <draw:frame draw:style-name="standard" draw:layer="controls" svg:width="14.098cm" svg:height="8.747cm" svg:x="6.091cm" svg:y="9.2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rcving</text:p>
              </table:table-cell>
              <table:table-cell>
                <text:p>w_enable</text:p>
              </table:table-cell>
              <table:table-cell>
                <text:p>r_erro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rcvFirs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chkSync</text:p>
              </table:table-cell>
              <table:table-cell>
                <text:p>0?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rcvNex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wrtNext</text:p>
              </table:table-cell>
              <table:table-cell>
                <text:p>0?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SyncErr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" draw:text-style-name="P3" draw:layer="layout" svg:width="14.351cm" svg:height="0.962cm" svg:x="7.096cm" svg:y="1.127cm">
          <draw:text-box>
            <text:p text:style-name="P3">RTL diagram for Controller Block</text:p>
          </draw:text-box>
        </draw:frame>
        <draw:g>
          <draw:g>
            <draw:custom-shape draw:style-name="gr2" draw:text-style-name="P1" draw:layer="controls" svg:width="1.646cm" svg:height="3.293cm" svg:x="12.705cm" svg:y="10.1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6" draw:text-style-name="P2" draw:layer="controls" svg:width="1.046cm" svg:height="0.939cm" svg:x="12.482cm" svg:y="10.394cm">
              <draw:text-box>
                <text:p><text:span text:style-name="T1">D</text:span></text:p>
              </draw:text-box>
            </draw:frame>
            <draw:frame draw:style-name="gr7" draw:text-style-name="P2" draw:layer="controls" svg:width="1.078cm" svg:height="0.939cm" svg:x="13.47cm" svg:y="10.394cm">
              <draw:text-box>
                <text:p><text:span text:style-name="T1">Q</text:span></text:p>
              </draw:text-box>
            </draw:frame>
            <draw:line draw:style-name="gr8" draw:text-style-name="P1" draw:layer="controls" svg:x1="12.705cm" svg:y1="12.651cm" svg:x2="12.87cm" svg:y2="12.816cm">
              <text:p/>
            </draw:line>
            <draw:line draw:style-name="gr8" draw:text-style-name="P1" draw:layer="controls" svg:x1="12.705cm" svg:y1="12.98cm" svg:x2="12.87cm" svg:y2="12.815cm">
              <text:p/>
            </draw:line>
            <draw:line draw:style-name="gr8" draw:text-style-name="P1" draw:layer="controls" svg:x1="11.717cm" svg:y1="12.815cm" svg:x2="12.705cm" svg:y2="12.815cm">
              <text:p/>
            </draw:line>
            <draw:line draw:style-name="gr9" draw:text-style-name="P1" draw:layer="controls" svg:x1="12.54cm" svg:y1="13.144cm" svg:x2="12.54cm" svg:y2="12.321cm">
              <text:p/>
            </draw:line>
            <draw:frame draw:style-name="gr10" draw:text-style-name="P2" draw:layer="controls" svg:width="1.442cm" svg:height="0.988cm" svg:x="10.967cm" svg:y="11.827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329cm" svg:height="0.329cm" svg:x="13.034cm" svg:y="13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3.199cm" svg:y1="13.803cm" svg:x2="13.199cm" svg:y2="14.132cm">
              <text:p/>
            </draw:line>
            <draw:frame draw:style-name="gr12" draw:text-style-name="P2" draw:layer="controls" svg:width="1.781cm" svg:height="0.988cm" svg:x="13.064cm" svg:y="13.474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controls" svg:width="4.698cm" svg:height="3.457cm" svg:x="4.559cm" svg:y="10.062cm">
            <text:p text:style-name="P1">Input logic </text:p>
            <text:p text:style-name="P1">(see diagram) 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controls" svg:width="4.389cm" svg:height="3.458cm" svg:x="17.788cm" svg:y="10.191cm">
            <text:p text:style-name="P1">Output logic </text:p>
            <text:p text:style-name="P1">(see diagram) 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4.333cm" svg:y1="10.889cm" svg:x2="17.805cm" svg:y2="10.885cm">
            <text:p/>
          </draw:line>
          <draw:line draw:style-name="gr8" draw:text-style-name="P1" draw:layer="controls" svg:x1="16.668cm" svg:y1="11.181cm" svg:x2="16.337cm" svg:y2="10.522cm">
            <text:p/>
          </draw:line>
          <draw:frame draw:style-name="gr14" draw:text-style-name="P4" draw:layer="controls" svg:width="1.764cm" svg:height="0.837cm" draw:transform="rotate (1.57184352434609) translate (16.337cm 11.035cm)">
            <draw:text-box>
              <text:p><text:span text:style-name="T2">N-2:0</text:span></text:p>
            </draw:text-box>
          </draw:frame>
          <draw:line draw:style-name="gr8" draw:text-style-name="P1" draw:layer="controls" svg:x1="16.668cm" svg:y1="11.181cm" svg:x2="16.337cm" svg:y2="10.522cm">
            <text:p/>
          </draw:line>
          <draw:line draw:style-name="gr13" draw:text-style-name="P1" draw:layer="controls" svg:x1="9.243cm" svg:y1="10.821cm" svg:x2="12.715cm" svg:y2="10.817cm">
            <text:p/>
          </draw:line>
          <draw:line draw:style-name="gr8" draw:text-style-name="P1" draw:layer="controls" svg:x1="11.564cm" svg:y1="11.15cm" svg:x2="11.233cm" svg:y2="10.491cm">
            <text:p/>
          </draw:line>
          <draw:frame draw:style-name="gr15" draw:text-style-name="P4" draw:layer="controls" svg:width="1.764cm" svg:height="0.836cm" draw:transform="rotate (1.57254165604689) translate (11.233cm 11.004cm)">
            <draw:text-box>
              <text:p><text:span text:style-name="T2">N-1:0</text:span></text:p>
            </draw:text-box>
          </draw:frame>
          <draw:line draw:style-name="gr8" draw:text-style-name="P1" draw:layer="controls" svg:x1="11.564cm" svg:y1="11.15cm" svg:x2="11.233cm" svg:y2="10.491cm">
            <text:p/>
          </draw:line>
          <draw:custom-shape draw:style-name="gr16" draw:text-style-name="P1" draw:layer="controls" svg:width="0.329cm" svg:height="0.33cm" svg:x="15.171cm" svg:y="1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controls" svg:x1="15.335cm" svg:y1="10.885cm" svg:x2="15.335cm" svg:y2="8.909cm">
            <text:p text:style-name="P1"/>
            <text:p text:style-name="P1"/>
            <text:p text:style-name="P1"/>
          </draw:line>
          <draw:line draw:style-name="gr18" draw:text-style-name="P1" draw:layer="controls" svg:x1="7.761cm" svg:y1="8.909cm" svg:x2="15.335cm" svg:y2="8.909cm">
            <text:p/>
          </draw:line>
          <draw:line draw:style-name="gr13" draw:text-style-name="P1" draw:layer="controls" svg:x1="7.761cm" svg:y1="8.909cm" svg:x2="7.764cm" svg:y2="10.086cm">
            <text:p/>
          </draw:line>
          <draw:frame draw:style-name="gr19" draw:text-style-name="P2" draw:layer="controls" svg:width="2.139cm" svg:height="1.147cm" svg:x="14.478cm" svg:y="10.845cm">
            <draw:text-box>
              <text:p><text:span text:style-name="T1">count</text:span></text:p>
            </draw:text-box>
          </draw:frame>
          <draw:frame draw:style-name="gr20" draw:text-style-name="P2" draw:layer="controls" svg:width="2.14cm" svg:height="1.555cm" svg:x="9.35cm" svg:y="10.588cm">
            <draw:text-box>
              <text:p><text:span text:style-name="T1">next_</text:span></text:p>
              <text:p><text:span text:style-name="T1">count</text:span></text:p>
            </draw:text-box>
          </draw:frame>
          <draw:line draw:style-name="gr13" draw:text-style-name="P1" draw:layer="controls" svg:x1="2.513cm" svg:y1="10.144cm" svg:x2="4.654cm" svg:y2="10.144cm">
            <text:p/>
          </draw:line>
          <draw:frame draw:style-name="gr19" draw:text-style-name="P2" draw:layer="controls" svg:width="2.47cm" svg:height="1.147cm" svg:x="0.816cm" svg:y="9.617cm">
            <draw:text-box>
              <text:p><text:span text:style-name="T1">d_edge</text:span></text:p>
            </draw:text-box>
          </draw:frame>
          <draw:line draw:style-name="gr13" draw:text-style-name="P1" draw:layer="controls" svg:x1="22.159cm" svg:y1="10.875cm" svg:x2="24.112cm" svg:y2="10.875cm">
            <text:p/>
          </draw:line>
          <draw:frame draw:style-name="gr21" draw:text-style-name="P2" draw:layer="controls" svg:width="2.794cm" svg:height="0.766cm" svg:x="23.987cm" svg:y="10.541cm">
            <draw:text-box>
              <text:p><text:span text:style-name="T1">rcving</text:span></text:p>
            </draw:text-box>
          </draw:frame>
          <draw:line draw:style-name="gr13" draw:text-style-name="P1" draw:layer="controls" svg:x1="2.514cm" svg:y1="11.045cm" svg:x2="4.655cm" svg:y2="11.045cm">
            <text:p/>
          </draw:line>
          <draw:frame draw:style-name="gr19" draw:text-style-name="P2" draw:layer="controls" svg:width="2.47cm" svg:height="1.147cm" svg:x="0.817cm" svg:y="10.518cm">
            <draw:text-box>
              <text:p><text:span text:style-name="T1">eop</text:span></text:p>
            </draw:text-box>
          </draw:frame>
          <draw:line draw:style-name="gr13" draw:text-style-name="P1" draw:layer="controls" svg:x1="2.514cm" svg:y1="11.645cm" svg:x2="4.655cm" svg:y2="11.645cm">
            <text:p/>
          </draw:line>
          <draw:frame draw:style-name="gr19" draw:text-style-name="P2" draw:layer="controls" svg:width="2.85cm" svg:height="1.147cm" svg:x="0.817cm" svg:y="11.118cm">
            <draw:text-box>
              <text:p><text:span text:style-name="T1">shift_enable</text:span></text:p>
            </draw:text-box>
          </draw:frame>
          <draw:line draw:style-name="gr13" draw:text-style-name="P1" draw:layer="controls" svg:x1="2.515cm" svg:y1="12.346cm" svg:x2="4.656cm" svg:y2="12.346cm">
            <text:p/>
          </draw:line>
          <draw:frame draw:style-name="gr19" draw:text-style-name="P2" draw:layer="controls" svg:width="2.47cm" svg:height="1.147cm" svg:x="0.818cm" svg:y="11.819cm">
            <draw:text-box>
              <text:p><text:span text:style-name="T1">rcv_data</text:span></text:p>
            </draw:text-box>
          </draw:frame>
          <draw:line draw:style-name="gr13" draw:text-style-name="P1" draw:layer="controls" svg:x1="2.515cm" svg:y1="13.046cm" svg:x2="4.656cm" svg:y2="13.046cm">
            <text:p/>
          </draw:line>
          <draw:frame draw:style-name="gr19" draw:text-style-name="P2" draw:layer="controls" svg:width="3.484cm" svg:height="1.147cm" svg:x="0.818cm" svg:y="12.519cm">
            <draw:text-box>
              <text:p><text:span text:style-name="T1">byte_received</text:span></text:p>
            </draw:text-box>
          </draw:frame>
          <draw:line draw:style-name="gr13" draw:text-style-name="P1" draw:layer="controls" svg:x1="22.159cm" svg:y1="11.875cm" svg:x2="24.112cm" svg:y2="11.875cm">
            <text:p/>
          </draw:line>
          <draw:frame draw:style-name="gr21" draw:text-style-name="P2" draw:layer="controls" svg:width="2.794cm" svg:height="0.766cm" svg:x="23.987cm" svg:y="11.541cm">
            <draw:text-box>
              <text:p><text:span text:style-name="T1">w_enable</text:span></text:p>
            </draw:text-box>
          </draw:frame>
          <draw:line draw:style-name="gr13" draw:text-style-name="P1" draw:layer="controls" svg:x1="22.159cm" svg:y1="12.975cm" svg:x2="24.112cm" svg:y2="12.975cm">
            <text:p/>
          </draw:line>
          <draw:frame draw:style-name="gr21" draw:text-style-name="P2" draw:layer="controls" svg:width="2.794cm" svg:height="0.766cm" svg:x="23.987cm" svg:y="12.641cm">
            <draw:text-box>
              <text:p><text:span text:style-name="T1">r_error</text:span></text:p>
            </draw:text-box>
          </draw:frame>
        </draw:g>
      </draw:page>
      <draw:page draw:name="page4" draw:style-name="dp1" draw:master-page-name="Default">
        <draw:frame draw:style-name="gr1" draw:text-style-name="P3" draw:layer="layout" svg:width="14.351cm" svg:height="0.962cm" svg:x="7.096cm" svg:y="1.127cm">
          <draw:text-box>
            <text:p text:style-name="P3">RTL diagram for Decode Block</text:p>
          </draw:text-box>
        </draw:frame>
        <draw:g>
          <draw:g>
            <draw:custom-shape draw:style-name="gr2" draw:text-style-name="P1" draw:layer="controls" svg:width="1.27cm" svg:height="2.54cm" svg:x="12.967cm" svg:y="8.11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12.795cm" svg:y="8.276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13.557cm" svg:y="8.276cm">
              <draw:text-box>
                <text:p><text:span text:style-name="T1">Q</text:span></text:p>
              </draw:text-box>
            </draw:frame>
            <draw:line draw:style-name="gr8" draw:text-style-name="P1" draw:layer="controls" svg:x1="12.967cm" svg:y1="10.017cm" svg:x2="13.094cm" svg:y2="10.144cm">
              <text:p/>
            </draw:line>
            <draw:line draw:style-name="gr8" draw:text-style-name="P1" draw:layer="controls" svg:x1="12.967cm" svg:y1="10.271cm" svg:x2="13.094cm" svg:y2="10.144cm">
              <text:p/>
            </draw:line>
            <draw:line draw:style-name="gr8" draw:text-style-name="P1" draw:layer="controls" svg:x1="12.205cm" svg:y1="10.144cm" svg:x2="12.967cm" svg:y2="10.144cm">
              <text:p/>
            </draw:line>
            <draw:line draw:style-name="gr9" draw:text-style-name="P1" draw:layer="controls" svg:x1="12.84cm" svg:y1="10.398cm" svg:x2="12.84cm" svg:y2="9.763cm">
              <text:p/>
            </draw:line>
            <draw:frame draw:style-name="gr22" draw:text-style-name="P2" draw:layer="controls" svg:width="1.112cm" svg:height="0.762cm" svg:x="11.627cm" svg:y="9.382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13.221cm" svg:y="10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3.348cm" svg:y1="10.906cm" svg:x2="13.348cm" svg:y2="11.16cm">
              <text:p/>
            </draw:line>
            <draw:frame draw:style-name="gr22" draw:text-style-name="P2" draw:layer="controls" svg:width="1.374cm" svg:height="0.762cm" svg:x="13.244cm" svg:y="10.652cm">
              <draw:text-box>
                <text:p><text:span text:style-name="T1">nRst</text:span></text:p>
              </draw:text-box>
            </draw:frame>
          </draw:g>
          <draw:custom-shape draw:style-name="gr2" draw:text-style-name="P5" draw:layer="controls" svg:width="2.54cm" svg:height="2.667cm" svg:x="7.768cm" svg:y="8.02cm">
            <text:p text:style-name="P5"><text:span text:style-name="T3">If d_plus != state </text:span></text:p>
            <text:p text:style-name="P5"><text:span text:style-name="T3">Then 1 Else 0</text:span></text:p>
            <text:p text:style-name="P5"><text:span text:style-name="T3"/></text:p>
            <text:p text:style-name="P5"><text:span text:style-name="T3">Load data when </text:span></text:p>
            <text:p text:style-name="P5"><text:span text:style-name="T3">shift_enable</text:span></text:p>
            <text:p text:style-name="P5"><text:span text:style-name="T3"/></text:p>
            <text:p text:style-name="P5"><text:span text:style-name="T3">Reset on e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controls" svg:width="2.54cm" svg:height="2.667cm" svg:x="16.888cm" svg:y="8.12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4.223cm" svg:y1="8.658cm" svg:x2="16.901cm" svg:y2="8.655cm">
            <text:p/>
          </draw:line>
          <draw:line draw:style-name="gr8" draw:text-style-name="P1" draw:layer="controls" svg:x1="16.024cm" svg:y1="8.883cm" svg:x2="15.769cm" svg:y2="8.375cm">
            <text:p/>
          </draw:line>
          <draw:frame draw:style-name="gr4" draw:text-style-name="P4" draw:layer="controls" svg:width="1.361cm" svg:height="0.645cm" draw:transform="rotate (1.57254165604689) translate (15.769cm 8.771cm)">
            <draw:text-box>
              <text:p><text:span text:style-name="T2">N-1:0</text:span></text:p>
            </draw:text-box>
          </draw:frame>
          <draw:line draw:style-name="gr8" draw:text-style-name="P1" draw:layer="controls" svg:x1="16.024cm" svg:y1="8.883cm" svg:x2="15.769cm" svg:y2="8.375cm">
            <text:p/>
          </draw:line>
          <draw:line draw:style-name="gr13" draw:text-style-name="P1" draw:layer="controls" svg:x1="10.297cm" svg:y1="8.606cm" svg:x2="12.975cm" svg:y2="8.603cm">
            <text:p/>
          </draw:line>
          <draw:line draw:style-name="gr8" draw:text-style-name="P1" draw:layer="controls" svg:x1="12.087cm" svg:y1="8.859cm" svg:x2="11.832cm" svg:y2="8.351cm">
            <text:p/>
          </draw:line>
          <draw:frame draw:style-name="gr4" draw:text-style-name="P4" draw:layer="controls" svg:width="1.361cm" svg:height="0.645cm" draw:transform="rotate (1.57254165604689) translate (11.832cm 8.747cm)">
            <draw:text-box>
              <text:p><text:span text:style-name="T2">N-1:0</text:span></text:p>
            </draw:text-box>
          </draw:frame>
          <draw:line draw:style-name="gr8" draw:text-style-name="P1" draw:layer="controls" svg:x1="12.087cm" svg:y1="8.859cm" svg:x2="11.832cm" svg:y2="8.351cm">
            <text:p/>
          </draw:line>
          <draw:custom-shape draw:style-name="gr16" draw:text-style-name="P1" draw:layer="controls" svg:width="0.254cm" svg:height="0.254cm" svg:x="14.869cm" svg:y="8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controls" svg:x1="14.996cm" svg:y1="8.655cm" svg:x2="14.996cm" svg:y2="7.131cm">
            <text:p text:style-name="P1"/>
            <text:p text:style-name="P1"/>
            <text:p text:style-name="P1"/>
          </draw:line>
          <draw:line draw:style-name="gr18" draw:text-style-name="P1" draw:layer="controls" svg:x1="9.154cm" svg:y1="7.131cm" svg:x2="14.996cm" svg:y2="7.131cm">
            <text:p/>
          </draw:line>
          <draw:line draw:style-name="gr13" draw:text-style-name="P1" draw:layer="controls" svg:x1="9.154cm" svg:y1="7.131cm" svg:x2="9.156cm" svg:y2="8.039cm">
            <text:p/>
          </draw:line>
          <draw:frame draw:style-name="gr23" draw:text-style-name="P2" draw:layer="controls" svg:width="1.65cm" svg:height="0.885cm" svg:x="14.335cm" svg:y="8.624cm">
            <draw:text-box>
              <text:p><text:span text:style-name="T1">state</text:span></text:p>
            </draw:text-box>
          </draw:frame>
          <draw:frame draw:style-name="gr23" draw:text-style-name="P2" draw:layer="controls" svg:width="1.65cm" svg:height="1.199cm" svg:x="10.38cm" svg:y="8.426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3" draw:text-style-name="P1" draw:layer="controls" svg:x1="6.106cm" svg:y1="8.563cm" svg:x2="7.757cm" svg:y2="8.563cm">
            <text:p/>
          </draw:line>
          <draw:frame draw:style-name="gr23" draw:text-style-name="P2" draw:layer="controls" svg:width="2.158cm" svg:height="0.885cm" svg:x="5.572cm" svg:y="7.926cm">
            <draw:text-box>
              <text:p><text:span text:style-name="T1">d_plus</text:span></text:p>
            </draw:text-box>
          </draw:frame>
          <draw:line draw:style-name="gr13" draw:text-style-name="P1" draw:layer="controls" svg:x1="19.459cm" svg:y1="9.419cm" svg:x2="20.965cm" svg:y2="9.419cm">
            <text:p/>
          </draw:line>
          <draw:frame draw:style-name="gr23" draw:text-style-name="P2" draw:layer="controls" svg:width="2.26cm" svg:height="0.885cm" svg:x="19.314cm" svg:y="8.782cm">
            <draw:text-box>
              <text:p><text:span text:style-name="T1">d_orig</text:span></text:p>
            </draw:text-box>
          </draw:frame>
          <draw:line draw:style-name="gr13" draw:text-style-name="P1" draw:layer="controls" svg:x1="6.107cm" svg:y1="9.464cm" svg:x2="7.758cm" svg:y2="9.464cm">
            <text:p/>
          </draw:line>
          <draw:frame draw:style-name="gr23" draw:text-style-name="P2" draw:layer="controls" svg:width="2.921cm" svg:height="0.885cm" svg:x="4.81cm" svg:y="8.827cm">
            <draw:text-box>
              <text:p><text:span text:style-name="T1">shift_enable</text:span></text:p>
            </draw:text-box>
          </draw:frame>
          <draw:line draw:style-name="gr13" draw:text-style-name="P1" draw:layer="controls" svg:x1="6.107cm" svg:y1="10.464cm" svg:x2="7.758cm" svg:y2="10.464cm">
            <text:p/>
          </draw:line>
          <draw:frame draw:style-name="gr23" draw:text-style-name="P2" draw:layer="controls" svg:width="2.667cm" svg:height="0.885cm" svg:x="5.064cm" svg:y="9.827cm">
            <draw:text-box>
              <text:p><text:span text:style-name="T1">eop</text:span></text:p>
            </draw:text-box>
          </draw:frame>
        </draw:g>
      </draw:page>
      <draw:page draw:name="page5" draw:style-name="dp1" draw:master-page-name="Default">
        <draw:frame draw:style-name="gr1" draw:text-style-name="P3" draw:layer="layout" svg:width="14.351cm" svg:height="0.962cm" svg:x="7.096cm" svg:y="1.127cm">
          <draw:text-box>
            <text:p text:style-name="P3">Functional Block for Timer Block (with flex)</text:p>
          </draw:text-box>
        </draw:frame>
        <draw:custom-shape draw:style-name="gr24" draw:text-style-name="P1" draw:layer="controls" svg:width="5.08cm" svg:height="4.699cm" svg:x="4.91cm" svg:y="3.676cm">
          <text:p text:style-name="P1">flex_counter </text:p>
          <text:p text:style-name="P1">Rollover at </text:p>
          <text:p text:style-name="P1">Count = 8</text:p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2.497cm" svg:y1="4.311cm" svg:x2="4.91cm" svg:y2="4.311cm">
          <text:p/>
        </draw:line>
        <draw:frame draw:style-name="gr25" draw:text-style-name="P4" draw:layer="controls" svg:width="3.556cm" svg:height="0.645cm" svg:x="2.143cm" svg:y="3.714cm">
          <draw:text-box>
            <text:p><text:span text:style-name="T2">rcving</text:span></text:p>
          </draw:text-box>
        </draw:frame>
        <draw:line draw:style-name="gr3" draw:text-style-name="P1" xml:id="id9" draw:id="id9" draw:layer="controls" svg:x1="2.497cm" svg:y1="6.163cm" svg:x2="4.91cm" svg:y2="6.163cm">
          <text:p/>
        </draw:line>
        <draw:frame draw:style-name="gr25" draw:text-style-name="P4" draw:layer="controls" svg:width="3.556cm" svg:height="0.645cm" svg:x="2.143cm" svg:y="5.566cm">
          <draw:text-box>
            <text:p><text:span text:style-name="T2">d_edge</text:span></text:p>
          </draw:text-box>
        </draw:frame>
        <draw:line draw:style-name="gr3" draw:text-style-name="P1" draw:layer="controls" svg:x1="9.997cm" svg:y1="4.515cm" svg:x2="15.967cm" svg:y2="4.561cm">
          <text:p/>
        </draw:line>
        <draw:frame draw:style-name="gr25" draw:text-style-name="P4" draw:layer="controls" svg:width="3.556cm" svg:height="0.645cm" svg:x="9.744cm" svg:y="3.916cm">
          <draw:text-box>
            <text:p><text:span text:style-name="T2">shift_enable</text:span></text:p>
          </draw:text-box>
        </draw:frame>
        <draw:custom-shape draw:style-name="gr24" draw:text-style-name="P1" draw:layer="controls" svg:width="5.08cm" svg:height="4.699cm" svg:x="16.01cm" svg:y="3.677cm">
          <text:p text:style-name="P1">flex_counter </text:p>
          <text:p text:style-name="P1">Rollover at </text:p>
          <text:p text:style-name="P1">Count = 8</text:p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13.597cm" svg:y1="6.164cm" svg:x2="16.01cm" svg:y2="6.164cm">
          <text:p/>
        </draw:line>
        <draw:frame draw:style-name="gr25" draw:text-style-name="P4" draw:layer="controls" svg:width="3.556cm" svg:height="0.645cm" svg:x="13.243cm" svg:y="5.567cm">
          <draw:text-box>
            <text:p><text:span text:style-name="T2">d_edge</text:span></text:p>
          </draw:text-box>
        </draw:frame>
        <draw:line draw:style-name="gr3" draw:text-style-name="P1" draw:layer="controls" svg:x1="21.097cm" svg:y1="4.264cm" svg:x2="23.51cm" svg:y2="4.264cm">
          <text:p/>
        </draw:line>
        <draw:frame draw:style-name="gr25" draw:text-style-name="P4" xml:id="id10" draw:id="id10" draw:layer="controls" svg:width="3.556cm" svg:height="0.645cm" svg:x="20.743cm" svg:y="3.667cm">
          <draw:text-box>
            <text:p><text:span text:style-name="T2">byte_received</text:span></text:p>
          </draw:text-box>
        </draw:frame>
        <draw:connector draw:style-name="gr26" draw:text-style-name="P1" draw:layer="controls" draw:line-skew="5.875cm" svg:x1="2.497cm" svg:y1="6.163cm" svg:x2="22.521cm" svg:y2="4.312cm" draw:start-shape="id9" draw:start-glue-point="3" draw:end-shape="id10" draw:end-glue-point="2" svg:d="M2497 6163v4875h20024v-6726" svg:viewBox="0 0 20025 6727">
          <text:p/>
        </draw:connector>
        <draw:line draw:style-name="gr27" draw:text-style-name="P1" draw:layer="controls" svg:x1="13.581cm" svg:y1="6.085cm" svg:x2="13.581cm" svg:y2="11.038cm">
          <text:p/>
        </draw:line>
        <draw:line draw:style-name="gr8" draw:text-style-name="P1" draw:layer="controls" svg:x1="4.965cm" svg:y1="7.905cm" svg:x2="5.126cm" svg:y2="8.066cm">
          <text:p/>
        </draw:line>
        <draw:line draw:style-name="gr8" draw:text-style-name="P1" draw:layer="controls" svg:x1="4.965cm" svg:y1="8.227cm" svg:x2="5.126cm" svg:y2="8.066cm">
          <text:p/>
        </draw:line>
        <draw:line draw:style-name="gr8" draw:text-style-name="P1" draw:layer="controls" svg:x1="4cm" svg:y1="8.066cm" svg:x2="4.965cm" svg:y2="8.066cm">
          <text:p/>
        </draw:line>
        <draw:line draw:style-name="gr9" draw:text-style-name="P1" draw:layer="controls" svg:x1="4.804cm" svg:y1="8.387cm" svg:x2="4.804cm" svg:y2="7.583cm">
          <text:p/>
        </draw:line>
        <draw:frame draw:style-name="gr28" draw:text-style-name="P2" draw:layer="controls" svg:width="1.409cm" svg:height="0.965cm" svg:x="3.267cm" svg:y="7.101cm">
          <draw:text-box>
            <text:p><text:span text:style-name="T1">Clk</text:span></text:p>
          </draw:text-box>
        </draw:frame>
        <draw:custom-shape draw:style-name="gr11" draw:text-style-name="P1" draw:layer="controls" svg:width="0.321cm" svg:height="0.321cm" svg:x="5.287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controls" svg:x1="5.448cm" svg:y1="8.731cm" svg:x2="5.448cm" svg:y2="9.053cm">
          <text:p/>
        </draw:line>
        <draw:frame draw:style-name="gr29" draw:text-style-name="P2" draw:layer="controls" svg:width="1.741cm" svg:height="0.965cm" svg:x="5.316cm" svg:y="8.41cm">
          <draw:text-box>
            <text:p><text:span text:style-name="T1">nRst</text:span></text:p>
          </draw:text-box>
        </draw:frame>
        <draw:line draw:style-name="gr8" draw:text-style-name="P1" draw:layer="controls" svg:x1="16.065cm" svg:y1="7.905cm" svg:x2="16.226cm" svg:y2="8.066cm">
          <text:p/>
        </draw:line>
        <draw:line draw:style-name="gr8" draw:text-style-name="P1" draw:layer="controls" svg:x1="16.065cm" svg:y1="8.227cm" svg:x2="16.226cm" svg:y2="8.066cm">
          <text:p/>
        </draw:line>
        <draw:line draw:style-name="gr8" draw:text-style-name="P1" draw:layer="controls" svg:x1="15.1cm" svg:y1="8.066cm" svg:x2="16.065cm" svg:y2="8.066cm">
          <text:p/>
        </draw:line>
        <draw:line draw:style-name="gr9" draw:text-style-name="P1" draw:layer="controls" svg:x1="15.904cm" svg:y1="8.387cm" svg:x2="15.904cm" svg:y2="7.583cm">
          <text:p/>
        </draw:line>
        <draw:frame draw:style-name="gr28" draw:text-style-name="P2" draw:layer="controls" svg:width="1.409cm" svg:height="0.965cm" svg:x="14.367cm" svg:y="7.101cm">
          <draw:text-box>
            <text:p><text:span text:style-name="T1">Clk</text:span></text:p>
          </draw:text-box>
        </draw:frame>
        <draw:custom-shape draw:style-name="gr11" draw:text-style-name="P1" draw:layer="controls" svg:width="0.321cm" svg:height="0.321cm" svg:x="16.387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controls" svg:x1="16.548cm" svg:y1="8.731cm" svg:x2="16.548cm" svg:y2="9.053cm">
          <text:p/>
        </draw:line>
        <draw:frame draw:style-name="gr29" draw:text-style-name="P2" draw:layer="controls" svg:width="1.741cm" svg:height="0.965cm" svg:x="16.416cm" svg:y="8.41cm">
          <draw:text-box>
            <text:p><text:span text:style-name="T1">nRst</text:span></text:p>
          </draw:text-box>
        </draw:frame>
      </draw:page>
      <draw:page draw:name="page6" draw:style-name="dp1" draw:master-page-name="Default">
        <draw:frame draw:style-name="gr1" draw:text-style-name="P3" draw:layer="layout" svg:width="14.351cm" svg:height="0.962cm" svg:x="7.096cm" svg:y="1.127cm">
          <draw:text-box>
            <text:p text:style-name="P3">Schematic for edge_detect block</text:p>
          </draw:text-box>
        </draw:frame>
        <draw:g>
          <draw:g>
            <draw:custom-shape draw:style-name="gr2" draw:text-style-name="P1" draw:layer="controls" svg:width="1.27cm" svg:height="2.54cm" svg:x="8.363cm" svg:y="12.176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8.191cm" svg:y="12.34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8.953cm" svg:y="12.34cm">
              <draw:text-box>
                <text:p><text:span text:style-name="T1">Q</text:span></text:p>
              </draw:text-box>
            </draw:frame>
            <draw:line draw:style-name="gr8" draw:text-style-name="P1" draw:layer="controls" svg:x1="8.363cm" svg:y1="14.081cm" svg:x2="8.49cm" svg:y2="14.208cm">
              <text:p/>
            </draw:line>
            <draw:line draw:style-name="gr8" draw:text-style-name="P1" draw:layer="controls" svg:x1="8.363cm" svg:y1="14.335cm" svg:x2="8.49cm" svg:y2="14.208cm">
              <text:p/>
            </draw:line>
            <draw:line draw:style-name="gr8" draw:text-style-name="P1" draw:layer="controls" svg:x1="7.601cm" svg:y1="14.208cm" svg:x2="8.363cm" svg:y2="14.208cm">
              <text:p/>
            </draw:line>
            <draw:line draw:style-name="gr9" draw:text-style-name="P1" draw:layer="controls" svg:x1="8.236cm" svg:y1="14.462cm" svg:x2="8.236cm" svg:y2="13.827cm">
              <text:p/>
            </draw:line>
            <draw:frame draw:style-name="gr22" draw:text-style-name="P2" draw:layer="controls" svg:width="1.112cm" svg:height="0.762cm" svg:x="7.023cm" svg:y="13.446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8.617cm" svg:y="1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8.744cm" svg:y1="14.97cm" svg:x2="8.744cm" svg:y2="15.224cm">
              <text:p/>
            </draw:line>
            <draw:frame draw:style-name="gr22" draw:text-style-name="P2" draw:layer="controls" svg:width="1.374cm" svg:height="0.762cm" svg:x="8.64cm" svg:y="14.716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controls" svg:width="1.27cm" svg:height="2.54cm" svg:x="11.564cm" svg:y="12.176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11.392cm" svg:y="12.34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12.154cm" svg:y="12.34cm">
              <draw:text-box>
                <text:p><text:span text:style-name="T1">Q</text:span></text:p>
              </draw:text-box>
            </draw:frame>
            <draw:line draw:style-name="gr8" draw:text-style-name="P1" draw:layer="controls" svg:x1="11.564cm" svg:y1="14.081cm" svg:x2="11.691cm" svg:y2="14.208cm">
              <text:p/>
            </draw:line>
            <draw:line draw:style-name="gr8" draw:text-style-name="P1" draw:layer="controls" svg:x1="11.564cm" svg:y1="14.335cm" svg:x2="11.691cm" svg:y2="14.208cm">
              <text:p/>
            </draw:line>
            <draw:line draw:style-name="gr8" draw:text-style-name="P1" draw:layer="controls" svg:x1="10.802cm" svg:y1="14.208cm" svg:x2="11.564cm" svg:y2="14.208cm">
              <text:p/>
            </draw:line>
            <draw:line draw:style-name="gr9" draw:text-style-name="P1" draw:layer="controls" svg:x1="11.437cm" svg:y1="14.462cm" svg:x2="11.437cm" svg:y2="13.827cm">
              <text:p/>
            </draw:line>
            <draw:frame draw:style-name="gr22" draw:text-style-name="P2" draw:layer="controls" svg:width="1.112cm" svg:height="0.762cm" svg:x="10.224cm" svg:y="13.446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11.818cm" svg:y="1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1.945cm" svg:y1="14.97cm" svg:x2="11.945cm" svg:y2="15.224cm">
              <text:p/>
            </draw:line>
            <draw:frame draw:style-name="gr22" draw:text-style-name="P2" draw:layer="controls" svg:width="1.374cm" svg:height="0.762cm" svg:x="11.841cm" svg:y="14.716cm">
              <draw:text-box>
                <text:p><text:span text:style-name="T1">nRst</text:span></text:p>
              </draw:text-box>
            </draw:frame>
          </draw:g>
          <draw:line draw:style-name="gr13" draw:text-style-name="P1" draw:layer="controls" svg:x1="6.331cm" svg:y1="12.684cm" svg:x2="8.363cm" svg:y2="12.684cm">
            <text:p/>
          </draw:line>
          <draw:line draw:style-name="gr13" draw:text-style-name="P1" draw:layer="controls" svg:x1="9.633cm" svg:y1="12.684cm" svg:x2="11.665cm" svg:y2="12.684cm">
            <text:p/>
          </draw:line>
          <draw:line draw:style-name="gr13" draw:text-style-name="P1" draw:layer="controls" svg:x1="12.808cm" svg:y1="12.684cm" svg:x2="14.84cm" svg:y2="12.684cm">
            <text:p/>
          </draw:line>
          <draw:custom-shape draw:style-name="gr2" draw:text-style-name="P1" draw:layer="controls" svg:width="3.385cm" svg:height="2.667cm" svg:x="14.832cm" svg:y="10.641cm">
            <text:p text:style-name="P1">D1 XOR D2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0.387cm" svg:y1="11.295cm" svg:x2="14.84cm" svg:y2="11.284cm">
            <text:p/>
          </draw:line>
          <draw:line draw:style-name="gr18" draw:text-style-name="P1" draw:layer="controls" svg:x1="10.387cm" svg:y1="12.692cm" svg:x2="10.387cm" svg:y2="11.295cm">
            <text:p/>
          </draw:line>
          <draw:custom-shape draw:style-name="gr16" draw:text-style-name="P1" draw:layer="controls" svg:width="0.254cm" svg:height="0.254cm" svg:x="10.26cm" svg:y="12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controls" svg:x1="18.272cm" svg:y1="11.295cm" svg:x2="20.304cm" svg:y2="11.295cm">
            <text:p/>
          </draw:line>
          <draw:frame draw:style-name="gr23" draw:text-style-name="P2" draw:layer="controls" svg:width="1.65cm" svg:height="0.885cm" svg:x="10.202cm" svg:y="10.537cm">
            <draw:text-box>
              <text:p><text:span text:style-name="T1">d1</text:span></text:p>
            </draw:text-box>
          </draw:frame>
          <draw:frame draw:style-name="gr23" draw:text-style-name="P2" draw:layer="controls" svg:width="1.65cm" svg:height="0.885cm" svg:x="13.25cm" svg:y="11.93cm">
            <draw:text-box>
              <text:p><text:span text:style-name="T1">d2</text:span></text:p>
            </draw:text-box>
          </draw:frame>
          <draw:frame draw:style-name="gr23" draw:text-style-name="P2" draw:layer="controls" svg:width="1.65cm" svg:height="1.199cm" svg:x="6.011cm" svg:y="11.93cm">
            <draw:text-box>
              <text:p><text:span text:style-name="T1">d_plus</text:span></text:p>
            </draw:text-box>
          </draw:frame>
          <draw:frame draw:style-name="gr23" draw:text-style-name="P2" draw:layer="controls" svg:width="1.65cm" svg:height="1.199cm" svg:x="18.457cm" svg:y="10.537cm">
            <draw:text-box>
              <text:p><text:span text:style-name="T1">d_edge</text:span></text:p>
            </draw:text-box>
          </draw:frame>
        </draw:g>
      </draw:page>
      <draw:page draw:name="page7" draw:style-name="dp1" draw:master-page-name="Default">
        <draw:g>
          <draw:line draw:style-name="gr27" draw:text-style-name="P1" draw:layer="layout" svg:x1="11.784cm" svg:y1="6.461cm" svg:x2="11.149cm" svg:y2="6.461cm">
            <text:p/>
          </draw:line>
          <draw:line draw:style-name="gr27" draw:text-style-name="P1" draw:layer="layout" svg:x1="11.784cm" svg:y1="7.731cm" svg:x2="11.149cm" svg:y2="7.731cm">
            <text:p/>
          </draw:line>
          <draw:line draw:style-name="gr27" draw:text-style-name="P1" draw:layer="layout" svg:x1="11.149cm" svg:y1="6.461cm" svg:x2="11.149cm" svg:y2="7.731cm">
            <text:p/>
          </draw:line>
          <draw:line draw:style-name="gr18" draw:text-style-name="P1" draw:layer="layout" svg:x1="10.398cm" svg:y1="6.715cm" svg:x2="11.149cm" svg:y2="6.715cm">
            <text:p/>
          </draw:line>
          <draw:line draw:style-name="gr18" draw:text-style-name="P1" draw:layer="layout" svg:x1="10.398cm" svg:y1="7.477cm" svg:x2="11.149cm" svg:y2="7.475cm">
            <text:p/>
          </draw:line>
          <draw:circle draw:style-name="gr26" draw:text-style-name="P1" draw:layer="layout" svg:width="1.27cm" svg:height="1.27cm" svg:x="11.16cm" svg:y="6.461cm" draw:kind="arc" draw:start-angle="272.08" draw:end-angle="90.95">
            <text:p/>
          </draw:circle>
          <draw:line draw:style-name="gr18" draw:text-style-name="P1" draw:layer="layout" svg:x1="12.441cm" svg:y1="7.098cm" svg:x2="13.192cm" svg:y2="7.096cm">
            <text:p/>
          </draw:line>
        </draw:g>
        <draw:custom-shape draw:style-name="gr11" draw:text-style-name="P1" draw:layer="layout" svg:width="0.22cm" svg:height="0.221cm" svg:x="10.879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22cm" svg:height="0.221cm" svg:x="10.879cm" svg:y="7.3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1.336cm" svg:height="0.569cm" svg:x="9.062cm" svg:y="6.4cm">
          <draw:text-box>
            <text:p><text:span text:style-name="T3">d_plus</text:span></text:p>
          </draw:text-box>
        </draw:frame>
        <draw:frame draw:style-name="gr4" draw:text-style-name="P6" draw:layer="layout" svg:width="1.573cm" svg:height="0.569cm" svg:x="9.062cm" svg:y="7.101cm">
          <draw:text-box>
            <text:p><text:span text:style-name="T3">d_minus</text:span></text:p>
          </draw:text-box>
        </draw:frame>
        <draw:frame draw:style-name="gr4" draw:text-style-name="P6" draw:layer="layout" svg:width="0.972cm" svg:height="0.569cm" svg:x="13.163cm" svg:y="6.802cm">
          <draw:text-box>
            <text:p><text:span text:style-name="T3">eop</text:span></text:p>
          </draw:text-box>
        </draw:frame>
        <draw:frame draw:style-name="gr1" draw:text-style-name="P3" draw:layer="layout" svg:width="14.351cm" svg:height="0.962cm" svg:x="7.097cm" svg:y="1.127cm">
          <draw:text-box>
            <text:p text:style-name="P3">Schematic for EOP block</text:p>
          </draw:text-box>
        </draw:frame>
      </draw:page>
      <draw:page draw:name="page8" draw:style-name="dp1" draw:master-page-name="Default">
        <draw:g>
          <draw:line draw:style-name="gr13" draw:text-style-name="P1" draw:layer="layout" svg:x1="7.293cm" svg:y1="4.254cm" svg:x2="7.293cm" svg:y2="5.524cm">
            <text:p/>
          </draw:line>
          <draw:line draw:style-name="gr8" draw:text-style-name="P1" draw:layer="layout" svg:x1="7.039cm" svg:y1="4.635cm" svg:x2="7.547cm" svg:y2="4.381cm">
            <text:p/>
          </draw:line>
          <draw:frame draw:style-name="gr4" draw:text-style-name="P4" draw:layer="layout" svg:width="1.361cm" svg:height="0.645cm" svg:x="7.151cm" svg:y="4.381cm">
            <draw:text-box>
              <text:p><text:span text:style-name="T2">N-1:0</text:span></text:p>
            </draw:text-box>
          </draw:frame>
          <draw:line draw:style-name="gr8" draw:text-style-name="P1" draw:layer="layout" svg:x1="7.039cm" svg:y1="4.635cm" svg:x2="7.547cm" svg:y2="4.381cm">
            <text:p/>
          </draw:line>
        </draw:g>
        <draw:g>
          <draw:line draw:style-name="gr13" draw:text-style-name="P1" draw:layer="layout" svg:x1="8.995cm" svg:y1="4.254cm" svg:x2="8.995cm" svg:y2="5.524cm">
            <text:p/>
          </draw:line>
          <draw:line draw:style-name="gr8" draw:text-style-name="P1" draw:layer="layout" svg:x1="8.741cm" svg:y1="4.635cm" svg:x2="9.249cm" svg:y2="4.381cm">
            <text:p/>
          </draw:line>
          <draw:frame draw:style-name="gr4" draw:text-style-name="P4" draw:layer="layout" svg:width="1.361cm" svg:height="0.645cm" svg:x="8.853cm" svg:y="4.381cm">
            <draw:text-box>
              <text:p><text:span text:style-name="T2">N-1:0</text:span></text:p>
            </draw:text-box>
          </draw:frame>
        </draw:g>
        <draw:g>
          <draw:line draw:style-name="gr8" draw:text-style-name="P1" draw:layer="layout" svg:x1="7.928cm" svg:y1="7.175cm" svg:x2="8.436cm" svg:y2="6.921cm">
            <text:p/>
          </draw:line>
          <draw:frame draw:style-name="gr4" draw:text-style-name="P4" draw:layer="layout" svg:width="1.361cm" svg:height="0.645cm" svg:x="8.04cm" svg:y="6.921cm">
            <draw:text-box>
              <text:p><text:span text:style-name="T2">N-1:0</text:span></text:p>
            </draw:text-box>
          </draw:frame>
          <draw:line draw:style-name="gr8" draw:text-style-name="P1" draw:layer="layout" svg:x1="7.928cm" svg:y1="7.175cm" svg:x2="8.436cm" svg:y2="6.921cm">
            <text:p/>
          </draw:line>
          <draw:line draw:style-name="gr8" draw:text-style-name="P1" draw:layer="layout" svg:x1="8.182cm" svg:y1="6.794cm" svg:x2="8.182cm" svg:y2="7.683cm">
            <text:p/>
          </draw:line>
        </draw:g>
        <draw:custom-shape draw:style-name="gr30" draw:text-style-name="P8" draw:layer="Layout" svg:width="2.54cm" svg:height="1.27cm" draw:transform="rotate (1.57254165604689) translate (13.01cm 7.556cm)">
          <text:p text:style-name="P7"><text:span text:style-name="T4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3" draw:text-style-name="P1" draw:layer="layout" svg:x1="11.739cm" svg:y1="7.177cm" svg:x2="13.009cm" svg:y2="7.175cm">
            <text:p/>
          </draw:line>
          <draw:line draw:style-name="gr8" draw:text-style-name="P1" draw:layer="layout" svg:x1="12.121cm" svg:y1="7.431cm" svg:x2="11.866cm" svg:y2="6.923cm">
            <text:p/>
          </draw:line>
          <draw:frame draw:style-name="gr4" draw:text-style-name="P4" draw:layer="layout" svg:width="1.361cm" svg:height="0.645cm" draw:transform="rotate (1.57254165604689) translate (11.866cm 7.319cm)">
            <draw:text-box>
              <text:p><text:span text:style-name="T2">N-1:0</text:span></text:p>
            </draw:text-box>
          </draw:frame>
          <draw:line draw:style-name="gr8" draw:text-style-name="P1" draw:layer="layout" svg:x1="12.121cm" svg:y1="7.431cm" svg:x2="11.866cm" svg:y2="6.923cm">
            <text:p/>
          </draw:line>
        </draw:g>
        <draw:g>
          <draw:line draw:style-name="gr13" draw:text-style-name="P1" draw:layer="layout" svg:x1="11.736cm" svg:y1="5.475cm" svg:x2="13.006cm" svg:y2="5.473cm">
            <text:p/>
          </draw:line>
          <draw:line draw:style-name="gr8" draw:text-style-name="P1" draw:layer="layout" svg:x1="12.118cm" svg:y1="5.729cm" svg:x2="11.863cm" svg:y2="5.221cm">
            <text:p/>
          </draw:line>
          <draw:frame draw:style-name="gr4" draw:text-style-name="P4" draw:layer="layout" svg:width="1.361cm" svg:height="0.645cm" draw:transform="rotate (1.57254165604689) translate (11.863cm 5.617cm)">
            <draw:text-box>
              <text:p><text:span text:style-name="T2">N-1:0</text:span></text:p>
            </draw:text-box>
          </draw:frame>
        </draw:g>
        <draw:g>
          <draw:line draw:style-name="gr8" draw:text-style-name="P1" draw:layer="layout" svg:x1="14.659cm" svg:y1="6.537cm" svg:x2="14.404cm" svg:y2="6.029cm">
            <text:p/>
          </draw:line>
          <draw:frame draw:style-name="gr4" draw:text-style-name="P4" draw:layer="layout" svg:width="1.361cm" svg:height="0.645cm" draw:transform="rotate (1.57254165604689) translate (14.405cm 6.425cm)">
            <draw:text-box>
              <text:p><text:span text:style-name="T2">N-1:0</text:span></text:p>
            </draw:text-box>
          </draw:frame>
          <draw:line draw:style-name="gr8" draw:text-style-name="P1" draw:layer="layout" svg:x1="14.659cm" svg:y1="6.537cm" svg:x2="14.404cm" svg:y2="6.029cm">
            <text:p/>
          </draw:line>
          <draw:line draw:style-name="gr8" draw:text-style-name="P1" draw:layer="layout" svg:x1="14.278cm" svg:y1="6.284cm" svg:x2="15.167cm" svg:y2="6.282cm">
            <text:p/>
          </draw:line>
        </draw:g>
        <draw:g>
          <draw:line draw:style-name="gr13" draw:text-style-name="P1" draw:layer="layout" svg:x1="2.34cm" svg:y1="4.762cm" svg:x2="2.34cm" svg:y2="6.032cm">
            <text:p/>
          </draw:line>
          <draw:line draw:style-name="gr8" draw:text-style-name="P1" draw:layer="layout" svg:x1="2.086cm" svg:y1="5.143cm" svg:x2="2.594cm" svg:y2="4.889cm">
            <text:p/>
          </draw:line>
          <draw:frame draw:style-name="gr31" draw:text-style-name="P4" draw:layer="layout" svg:width="1.361cm" svg:height="0.645cm" svg:x="2.198cm" svg:y="4.889cm">
            <draw:text-box>
              <text:p><text:span text:style-name="T2">N-1:0</text:span></text:p>
            </draw:text-box>
          </draw:frame>
          <draw:line draw:style-name="gr8" draw:text-style-name="P1" draw:layer="layout" svg:x1="2.086cm" svg:y1="5.143cm" svg:x2="2.594cm" svg:y2="4.889cm">
            <text:p/>
          </draw:line>
        </draw:g>
        <draw:g>
          <draw:line draw:style-name="gr8" draw:text-style-name="P1" draw:layer="layout" svg:x1="2.086cm" svg:y1="6.921cm" svg:x2="2.594cm" svg:y2="6.667cm">
            <text:p/>
          </draw:line>
          <draw:frame draw:style-name="gr4" draw:text-style-name="P4" draw:layer="layout" svg:width="1.361cm" svg:height="0.645cm" svg:x="2.198cm" svg:y="6.667cm">
            <draw:text-box>
              <text:p><text:span text:style-name="T2">N-1:0</text:span></text:p>
            </draw:text-box>
          </draw:frame>
          <draw:line draw:style-name="gr8" draw:text-style-name="P1" draw:layer="layout" svg:x1="2.086cm" svg:y1="6.921cm" svg:x2="2.594cm" svg:y2="6.667cm">
            <text:p/>
          </draw:line>
          <draw:line draw:style-name="gr8" draw:text-style-name="P1" draw:layer="layout" svg:x1="2.34cm" svg:y1="6.54cm" svg:x2="2.34cm" svg:y2="7.429cm">
            <text:p/>
          </draw:line>
        </draw:g>
        <draw:g>
          <draw:line draw:style-name="gr13" draw:text-style-name="P1" draw:layer="layout" svg:x1="4.245cm" svg:y1="5.271cm" svg:x2="5.515cm" svg:y2="5.269cm">
            <text:p/>
          </draw:line>
          <draw:line draw:style-name="gr8" draw:text-style-name="P1" draw:layer="layout" svg:x1="4.627cm" svg:y1="5.525cm" svg:x2="4.372cm" svg:y2="5.017cm">
            <text:p/>
          </draw:line>
          <draw:frame draw:style-name="gr4" draw:text-style-name="P4" draw:layer="layout" svg:width="1.361cm" svg:height="0.645cm" draw:transform="rotate (1.57254165604689) translate (4.372cm 5.413cm)">
            <draw:text-box>
              <text:p><text:span text:style-name="T2">N-1:0</text:span></text:p>
            </draw:text-box>
          </draw:frame>
          <draw:line draw:style-name="gr8" draw:text-style-name="P1" draw:layer="layout" svg:x1="4.627cm" svg:y1="5.525cm" svg:x2="4.372cm" svg:y2="5.017cm">
            <text:p/>
          </draw:line>
        </draw:g>
        <draw:g>
          <draw:line draw:style-name="gr8" draw:text-style-name="P1" draw:layer="layout" svg:x1="4.626cm" svg:y1="7.379cm" svg:x2="4.371cm" svg:y2="6.871cm">
            <text:p/>
          </draw:line>
          <draw:frame draw:style-name="gr4" draw:text-style-name="P4" draw:layer="layout" svg:width="1.361cm" svg:height="0.645cm" draw:transform="rotate (1.57254165604689) translate (4.372cm 7.267cm)">
            <draw:text-box>
              <text:p><text:span text:style-name="T2">N-1:0</text:span></text:p>
            </draw:text-box>
          </draw:frame>
          <draw:line draw:style-name="gr8" draw:text-style-name="P1" draw:layer="layout" svg:x1="4.626cm" svg:y1="7.379cm" svg:x2="4.371cm" svg:y2="6.871cm">
            <text:p/>
          </draw:line>
          <draw:line draw:style-name="gr8" draw:text-style-name="P1" draw:layer="layout" svg:x1="4.245cm" svg:y1="7.126cm" svg:x2="5.134cm" svg:y2="7.124cm">
            <text:p/>
          </draw:line>
        </draw:g>
        <draw:g>
          <draw:custom-shape draw:style-name="gr2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807cm" svg:height="0.725cm" svg:x="3.114cm" svg:y="8.533cm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svg:x="3.876cm" svg:y="8.533cm">
            <draw:text-box>
              <text:p><text:span text:style-name="T1">Q</text:span></text:p>
            </draw:text-box>
          </draw:frame>
          <draw:line draw:style-name="gr8" draw:text-style-name="P1" draw:layer="layout" svg:x1="3.286cm" svg:y1="10.274cm" svg:x2="3.413cm" svg:y2="10.401cm">
            <text:p/>
          </draw:line>
          <draw:line draw:style-name="gr8" draw:text-style-name="P1" draw:layer="layout" svg:x1="3.286cm" svg:y1="10.528cm" svg:x2="3.413cm" svg:y2="10.401cm">
            <text:p/>
          </draw:line>
          <draw:line draw:style-name="gr8" draw:text-style-name="P1" draw:layer="layout" svg:x1="2.524cm" svg:y1="10.401cm" svg:x2="3.286cm" svg:y2="10.401cm">
            <text:p/>
          </draw:line>
          <draw:line draw:style-name="gr9" draw:text-style-name="P1" draw:layer="layout" svg:x1="3.159cm" svg:y1="10.655cm" svg:x2="3.159cm" svg:y2="10.02cm">
            <text:p/>
          </draw:line>
          <draw:frame draw:style-name="gr22" draw:text-style-name="P2" draw:layer="layout" svg:width="1.112cm" svg:height="0.762cm" svg:x="1.946cm" svg:y="9.639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.667cm" svg:y1="11.163cm" svg:x2="3.667cm" svg:y2="11.417cm">
            <text:p/>
          </draw:line>
          <draw:frame draw:style-name="gr22" draw:text-style-name="P2" draw:layer="layout" svg:width="1.374cm" svg:height="0.762cm" svg:x="3.563cm" svg:y="10.909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5cm" svg:y1="11.747cm" svg:x2="12.627cm" svg:y2="11.874cm">
            <text:p/>
          </draw:line>
          <draw:line draw:style-name="gr8" draw:text-style-name="P1" draw:layer="layout" svg:x1="12.5cm" svg:y1="12.001cm" svg:x2="12.627cm" svg:y2="11.874cm">
            <text:p/>
          </draw:line>
          <draw:line draw:style-name="gr8" draw:text-style-name="P1" draw:layer="layout" svg:x1="11.738cm" svg:y1="11.874cm" svg:x2="12.5cm" svg:y2="11.874cm">
            <text:p/>
          </draw:line>
          <draw:line draw:style-name="gr9" draw:text-style-name="P1" draw:layer="layout" svg:x1="12.373cm" svg:y1="12.128cm" svg:x2="12.373cm" svg:y2="11.493cm">
            <text:p/>
          </draw:line>
          <draw:frame draw:style-name="gr22" draw:text-style-name="P2" draw:layer="layout" svg:width="1.112cm" svg:height="0.762cm" svg:x="11.16cm" svg:y="11.112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881cm" svg:y1="12.636cm" svg:x2="12.881cm" svg:y2="12.89cm">
            <text:p/>
          </draw:line>
          <draw:frame draw:style-name="gr22" draw:text-style-name="P2" draw:layer="layout" svg:width="1.374cm" svg:height="0.762cm" svg:x="12.777cm" svg:y="12.382cm">
            <draw:text-box>
              <text:p><text:span text:style-name="T1">nRst</text:span></text:p>
            </draw:text-box>
          </draw:frame>
        </draw:g>
        <draw:custom-shape draw:style-name="gr30" draw:text-style-name="P9" draw:layer="Layout" svg:width="3.81cm" svg:height="3.81cm" svg:x="1.889cm" svg:y="15.354cm">
          <text:p text:style-name="P9">Large</text:p>
          <text:p text:style-name="P9">Combinat.</text:p>
          <text:p text:style-name="P9">Block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.54cm" svg:height="2.667cm" svg:x="6.87cm" svg:y="16.428cm">
          <text:p text:style-name="P9">Small</text:p>
          <text:p text:style-name="P9">Comb..</text:p>
          <text:p text:style-name="P9">Block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.889cm" svg:y1="3.545cm" svg:x2="3.159cm" svg:y2="3.543cm">
          <text:p/>
        </draw:line>
        <draw:g>
          <draw:line draw:style-name="gr13" draw:text-style-name="P1" draw:layer="layout" svg:x1="4.048cm" svg:y1="3.543cm" svg:x2="6.08cm" svg:y2="3.543cm">
            <text:p/>
          </draw:line>
          <draw:frame draw:style-name="gr23" draw:text-style-name="P2" draw:layer="layout" svg:width="1.778cm" svg:height="0.885cm" svg:x="4.048cm" svg:y="2.908cm">
            <draw:text-box>
              <text:p><text:span text:style-name="T1">signal</text:span></text:p>
            </draw:text-box>
          </draw:frame>
        </draw:g>
        <draw:frame draw:style-name="gr23" draw:text-style-name="P2" draw:layer="layout" svg:width="2.921cm" svg:height="0.885cm" svg:x="1.635cm" svg:y="2.908cm">
          <draw:text-box>
            <text:p text:style-name="P10"><text:span text:style-name="T1">signal</text:span></text:p>
          </draw:text-box>
        </draw:frame>
        <draw:g>
          <draw:custom-shape draw:style-name="gr2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3.573cm" svg:y1="15.862cm" svg:x2="13.7cm" svg:y2="15.989cm">
            <text:p/>
          </draw:line>
          <draw:line draw:style-name="gr8" draw:text-style-name="P1" draw:layer="layout" svg:x1="13.573cm" svg:y1="16.116cm" svg:x2="13.7cm" svg:y2="15.989cm">
            <text:p/>
          </draw:line>
          <draw:line draw:style-name="gr8" draw:text-style-name="P1" draw:layer="layout" svg:x1="12.811cm" svg:y1="15.989cm" svg:x2="13.573cm" svg:y2="15.989cm">
            <text:p/>
          </draw:line>
          <draw:line draw:style-name="gr9" draw:text-style-name="P1" draw:layer="layout" svg:x1="13.446cm" svg:y1="16.243cm" svg:x2="13.446cm" svg:y2="15.608cm">
            <text:p/>
          </draw:line>
          <draw:frame draw:style-name="gr22" draw:text-style-name="P2" draw:layer="layout" svg:width="1.112cm" svg:height="0.762cm" svg:x="12.233cm" svg:y="15.227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954cm" svg:y1="16.751cm" svg:x2="13.954cm" svg:y2="17.005cm">
            <text:p/>
          </draw:line>
          <draw:frame draw:style-name="gr22" draw:text-style-name="P2" draw:layer="layout" svg:width="1.374cm" svg:height="0.762cm" svg:x="13.85cm" svg:y="16.497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103cm" svg:y1="18.414cm" svg:x2="12.23cm" svg:y2="18.541cm">
            <text:p/>
          </draw:line>
          <draw:line draw:style-name="gr8" draw:text-style-name="P1" draw:layer="layout" svg:x1="12.103cm" svg:y1="18.668cm" svg:x2="12.23cm" svg:y2="18.541cm">
            <text:p/>
          </draw:line>
          <draw:line draw:style-name="gr8" draw:text-style-name="P1" draw:layer="layout" svg:x1="11.341cm" svg:y1="18.541cm" svg:x2="12.103cm" svg:y2="18.541cm">
            <text:p/>
          </draw:line>
          <draw:line draw:style-name="gr9" draw:text-style-name="P1" draw:layer="layout" svg:x1="11.976cm" svg:y1="18.795cm" svg:x2="11.976cm" svg:y2="18.16cm">
            <text:p/>
          </draw:line>
          <draw:frame draw:style-name="gr22" draw:text-style-name="P2" draw:layer="layout" svg:width="1.112cm" svg:height="0.762cm" svg:x="10.763cm" svg:y="17.779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484cm" svg:y1="19.303cm" svg:x2="12.484cm" svg:y2="19.557cm">
            <text:p/>
          </draw:line>
          <draw:frame draw:style-name="gr22" draw:text-style-name="P2" draw:layer="layout" svg:width="1.374cm" svg:height="0.762cm" svg:x="12.38cm" svg:y="19.049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6.249cm" svg:y1="8.242cm" svg:x2="36.376cm" svg:y2="8.369cm">
            <text:p/>
          </draw:line>
          <draw:line draw:style-name="gr8" draw:text-style-name="P1" draw:layer="layout" svg:x1="36.249cm" svg:y1="8.496cm" svg:x2="36.376cm" svg:y2="8.369cm">
            <text:p/>
          </draw:line>
          <draw:line draw:style-name="gr8" draw:text-style-name="P1" draw:layer="layout" svg:x1="35.487cm" svg:y1="8.369cm" svg:x2="36.249cm" svg:y2="8.369cm">
            <text:p/>
          </draw:line>
          <draw:line draw:style-name="gr9" draw:text-style-name="P1" draw:layer="layout" svg:x1="36.122cm" svg:y1="8.623cm" svg:x2="36.122cm" svg:y2="7.988cm">
            <text:p/>
          </draw:line>
          <draw:frame draw:style-name="gr22" draw:text-style-name="P2" draw:layer="layout" svg:width="1.112cm" svg:height="0.762cm" svg:x="34.909cm" svg:y="7.607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6.63cm" svg:y1="9.131cm" svg:x2="36.63cm" svg:y2="9.385cm">
            <text:p/>
          </draw:line>
          <draw:frame draw:style-name="gr22" draw:text-style-name="P2" draw:layer="layout" svg:width="1.374cm" svg:height="0.762cm" svg:x="36.526cm" svg:y="8.877cm">
            <draw:text-box>
              <text:p><text:span text:style-name="T1">nRst</text:span></text:p>
            </draw:text-box>
          </draw:frame>
        </draw:g>
        <draw:line draw:style-name="gr18" draw:text-style-name="P1" draw:layer="layout" svg:x1="1.89cm" svg:y1="3.546cm" svg:x2="3.16cm" svg:y2="3.544cm">
          <text:p/>
        </draw:line>
        <draw:frame draw:style-name="gr23" draw:text-style-name="P2" draw:layer="layout" svg:width="1.65cm" svg:height="0.885cm" svg:x="1.636cm" svg:y="2.909cm">
          <draw:text-box>
            <text:p text:style-name="P10"><text:span text:style-name="T1">signal</text:span></text:p>
          </draw:text-box>
        </draw:frame>
        <draw:g>
          <draw:line draw:style-name="gr13" draw:text-style-name="P1" draw:layer="layout" svg:x1="5.953cm" svg:y1="6.287cm" svg:x2="7.223cm" svg:y2="6.285cm">
            <text:p/>
          </draw:line>
          <draw:line draw:style-name="gr8" draw:text-style-name="P1" draw:layer="layout" svg:x1="6.335cm" svg:y1="6.541cm" svg:x2="6.08cm" svg:y2="6.033cm">
            <text:p/>
          </draw:line>
          <draw:frame draw:style-name="gr4" draw:text-style-name="P4" draw:layer="layout" svg:width="1.361cm" svg:height="0.645cm" draw:transform="rotate (1.57254165604689) translate (6.08cm 6.429cm)">
            <draw:text-box>
              <text:p><text:span text:style-name="T2">N-1:0</text:span></text:p>
            </draw:text-box>
          </draw:frame>
          <draw:line draw:style-name="gr8" draw:text-style-name="P1" draw:layer="layout" svg:x1="6.335cm" svg:y1="6.541cm" svg:x2="6.08cm" svg:y2="6.033cm">
            <text:p/>
          </draw:line>
        </draw:g>
        <draw:g>
          <draw:line draw:style-name="gr13" draw:text-style-name="P1" draw:layer="layout" svg:x1="13.7cm" svg:y1="4.051cm" svg:x2="13.7cm" svg:y2="5.321cm">
            <text:p/>
          </draw:line>
          <draw:line draw:style-name="gr8" draw:text-style-name="P1" draw:layer="layout" svg:x1="13.446cm" svg:y1="4.432cm" svg:x2="13.954cm" svg:y2="4.178cm">
            <text:p/>
          </draw:line>
          <draw:frame draw:style-name="gr4" draw:text-style-name="P4" draw:layer="layout" svg:width="1.361cm" svg:height="0.645cm" svg:x="13.558cm" svg:y="4.178cm">
            <draw:text-box>
              <text:p><text:span text:style-name="T2">N-1:0</text:span></text:p>
            </draw:text-box>
          </draw:frame>
          <draw:line draw:style-name="gr8" draw:text-style-name="P1" draw:layer="layout" svg:x1="13.446cm" svg:y1="4.432cm" svg:x2="13.954cm" svg:y2="4.178cm">
            <text:p/>
          </draw:line>
        </draw:g>
        <draw:custom-shape draw:style-name="gr32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3.302cm" svg:height="0.885cm" svg:x="13.954cm" svg:y="2.912cm">
          <draw:text-box>
            <text:p text:style-name="P10"><text:span text:style-name="T5">connection dot</text:span></text:p>
          </draw:text-box>
        </draw:frame>
        <draw:line draw:style-name="gr13" draw:text-style-name="P1" draw:layer="layout" svg:x1="8.112cm" svg:y1="2.654cm" svg:x2="8.112cm" svg:y2="3.924cm">
          <text:p/>
        </draw:line>
        <draw:g>
          <draw:line draw:style-name="gr27" draw:text-style-name="P1" draw:layer="layout" svg:x1="19.658cm" svg:y1="3.54cm" svg:x2="19.023cm" svg:y2="3.54cm">
            <text:p/>
          </draw:line>
          <draw:line draw:style-name="gr27" draw:text-style-name="P1" draw:layer="layout" svg:x1="19.658cm" svg:y1="4.81cm" svg:x2="19.023cm" svg:y2="4.81cm">
            <text:p/>
          </draw:line>
          <draw:line draw:style-name="gr27" draw:text-style-name="P1" draw:layer="layout" svg:x1="19.023cm" svg:y1="3.54cm" svg:x2="19.023cm" svg:y2="4.81cm">
            <text:p/>
          </draw:line>
          <draw:line draw:style-name="gr18" draw:text-style-name="P1" draw:layer="layout" svg:x1="18.272cm" svg:y1="3.794cm" svg:x2="19.023cm" svg:y2="3.794cm">
            <text:p/>
          </draw:line>
          <draw:line draw:style-name="gr18" draw:text-style-name="P1" draw:layer="layout" svg:x1="18.272cm" svg:y1="4.556cm" svg:x2="19.023cm" svg:y2="4.554cm">
            <text:p/>
          </draw:line>
          <draw:circle draw:style-name="gr26" draw:text-style-name="P1" draw:layer="layout" svg:width="1.27cm" svg:height="1.27cm" svg:x="19.034cm" svg:y="3.54cm" draw:kind="arc" draw:start-angle="272.08" draw:end-angle="90.95">
            <text:p/>
          </draw:circle>
          <draw:line draw:style-name="gr18" draw:text-style-name="P1" draw:layer="layout" svg:x1="20.315cm" svg:y1="4.177cm" svg:x2="21.066cm" svg:y2="4.175cm">
            <text:p/>
          </draw:line>
        </draw:g>
        <draw:g>
          <draw:line draw:style-name="gr27" draw:text-style-name="P1" draw:layer="layout" svg:x1="19.669cm" svg:y1="5.321cm" svg:x2="18.653cm" svg:y2="5.321cm">
            <text:p/>
          </draw:line>
          <draw:line draw:style-name="gr27" draw:text-style-name="P1" draw:layer="layout" svg:x1="19.669cm" svg:y1="6.591cm" svg:x2="18.653cm" svg:y2="6.591cm">
            <text:p/>
          </draw:line>
          <draw:line draw:style-name="gr18" draw:text-style-name="P1" draw:layer="layout" svg:x1="18.272cm" svg:y1="5.575cm" svg:x2="19.161cm" svg:y2="5.575cm">
            <text:p/>
          </draw:line>
          <draw:line draw:style-name="gr18" draw:text-style-name="P1" draw:layer="layout" svg:x1="18.272cm" svg:y1="6.337cm" svg:x2="19.161cm" svg:y2="6.335cm">
            <text:p/>
          </draw:line>
          <draw:circle draw:style-name="gr26" draw:text-style-name="P1" draw:layer="layout" svg:width="1.27cm" svg:height="1.27cm" svg:x="19.034cm" svg:y="5.321cm" draw:kind="arc" draw:start-angle="272.08" draw:end-angle="90.95">
            <text:p/>
          </draw:circle>
          <draw:circle draw:style-name="gr26" draw:text-style-name="P1" draw:layer="layout" svg:width="1.27cm" svg:height="1.27cm" svg:x="18.018cm" svg:y="5.321cm" draw:kind="arc" draw:start-angle="272.08" draw:end-angle="90.95">
            <text:p/>
          </draw:circle>
          <draw:line draw:style-name="gr18" draw:text-style-name="P1" draw:layer="layout" svg:x1="20.315cm" svg:y1="5.958cm" svg:x2="21.066cm" svg:y2="5.956cm">
            <text:p/>
          </draw:line>
        </draw:g>
        <draw:g>
          <draw:line draw:style-name="gr27" draw:text-style-name="P1" draw:layer="layout" svg:x1="19.669cm" svg:y1="7.226cm" svg:x2="18.653cm" svg:y2="7.226cm">
            <text:p/>
          </draw:line>
          <draw:line draw:style-name="gr27" draw:text-style-name="P1" draw:layer="layout" svg:x1="19.669cm" svg:y1="8.496cm" svg:x2="18.653cm" svg:y2="8.496cm">
            <text:p/>
          </draw:line>
          <draw:line draw:style-name="gr18" draw:text-style-name="P1" draw:layer="layout" svg:x1="18.272cm" svg:y1="7.48cm" svg:x2="18.907cm" svg:y2="7.48cm">
            <text:p/>
          </draw:line>
          <draw:line draw:style-name="gr18" draw:text-style-name="P1" draw:layer="layout" svg:x1="18.272cm" svg:y1="8.242cm" svg:x2="18.907cm" svg:y2="8.242cm">
            <text:p/>
          </draw:line>
          <draw:circle draw:style-name="gr26" draw:text-style-name="P1" draw:layer="layout" svg:width="1.27cm" svg:height="1.27cm" svg:x="19.034cm" svg:y="7.226cm" draw:kind="arc" draw:start-angle="272.08" draw:end-angle="90.95">
            <text:p/>
          </draw:circle>
          <draw:circle draw:style-name="gr26" draw:text-style-name="P1" draw:layer="layout" svg:width="1.27cm" svg:height="1.27cm" svg:x="18.018cm" svg:y="7.226cm" draw:kind="arc" draw:start-angle="272.08" draw:end-angle="90.95">
            <text:p/>
          </draw:circle>
          <draw:ellipse draw:style-name="gr26" draw:text-style-name="P1" draw:layer="layout" svg:width="1.27cm" svg:height="1.016cm" svg:x="17.891cm" svg:y="7.353cm" draw:kind="arc" draw:start-angle="272.08" draw:end-angle="90.95">
            <text:p/>
          </draw:ellipse>
          <draw:line draw:style-name="gr18" draw:text-style-name="P1" draw:layer="layout" svg:x1="20.315cm" svg:y1="7.863cm" svg:x2="21.066cm" svg:y2="7.861cm">
            <text:p/>
          </draw:line>
        </draw:g>
        <draw:custom-shape draw:style-name="gr33" draw:text-style-name="P1" draw:layer="Layout" svg:width="0.254cm" svg:height="0.124cm" svg:x="18.145cm" svg:y="9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3" draw:text-style-name="P11" draw:layer="layout" svg:width="6.096cm" svg:height="0.885cm" svg:x="18.78cm" svg:y="9.135cm">
          <draw:text-box>
            <text:p text:style-name="P10"><text:span text:style-name="T5">inversion bubble</text:span></text:p>
          </draw:text-box>
        </draw:frame>
        <draw:custom-shape draw:style-name="gr33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53cm" svg:height="1.673cm" svg:x="20.939cm" svg:y="13.551cm">
          <draw:text-box>
            <text:p text:style-name="P3">init</text:p>
            <text:p text:style-name="P3">[Q]</text:p>
          </draw:text-box>
        </draw:frame>
        <draw:g>
          <draw:g xml:id="id11" draw:id="id11">
            <draw:custom-shape draw:style-name="gr11" draw:text-style-name="P1" draw:layer="layout" svg:width="3.048cm" svg:height="3.048cm" svg:x="20.304cm" svg:y="1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layer="layout" svg:width="1.696cm" svg:height="1.673cm" svg:x="20.835cm" svg:y="17.758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2cm" svg:x2="23.352cm" svg:y2="18.522cm" draw:start-shape="id11" draw:end-shape="id11" svg:d="M23352 18522z" svg:viewBox="0 0 1 1">
            <text:p/>
          </draw:connector>
          <draw:path draw:style-name="gr35" draw:text-style-name="P1" draw:layer="layout" svg:width="0.936cm" svg:height="1.083cm" draw:transform="skewX (-0.462512251778497) rotate (0.837932573882478) translate (22.1094612613673cm 17.6903885539916cm)" svg:viewBox="0 0 937 1084" svg:d="M0 1084c1539 2 718-1084 718-1084">
            <text:p/>
          </draw:path>
          <draw:frame draw:style-name="gr23" draw:text-style-name="P2" draw:layer="layout" svg:width="2.921cm" svg:height="0.885cm" svg:x="22.717cm" svg:y="16.367cm">
            <draw:text-box>
              <text:p><text:span text:style-name="T1">!X</text:span></text:p>
            </draw:text-box>
          </draw:frame>
        </draw:g>
        <draw:g>
          <draw:line draw:style-name="gr27" draw:text-style-name="P1" draw:layer="layout" svg:x1="19.034cm" svg:y1="12.302cm" svg:x2="19.796cm" svg:y2="13.064cm">
            <text:p/>
          </draw:line>
          <draw:line draw:style-name="gr27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23" draw:text-style-name="P2" draw:layer="layout" svg:width="1.524cm" svg:height="0.885cm" svg:x="17.891cm" svg:y="12.052cm">
            <draw:text-box>
              <text:p><text:span text:style-name="T1">nRst</text:span></text:p>
            </draw:text-box>
          </draw:frame>
        </draw:g>
        <draw:frame draw:style-name="gr23" draw:text-style-name="P11" draw:layer="layout" svg:width="8.795cm" svg:height="0.885cm" svg:x="18.145cm" svg:y="10.782cm">
          <draw:text-box>
            <text:p text:style-name="P10"><text:span text:style-name="T5">symbols for state tranisition diagrams</text:span></text:p>
          </draw:text-box>
        </draw:frame>
        <draw:g>
          <draw:custom-shape draw:style-name="gr2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807cm" svg:height="0.725cm" draw:transform="rotate (-1.5707963267949) translate (10.615cm 9.34cm)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draw:transform="rotate (-1.5707963267949) translate (10.615cm 10.102cm)">
            <draw:text-box>
              <text:p><text:span text:style-name="T1">Q</text:span></text:p>
            </draw:text-box>
          </draw:frame>
          <draw:line draw:style-name="gr8" draw:text-style-name="P1" draw:layer="layout" svg:x1="8.874cm" svg:y1="9.512cm" svg:x2="8.747cm" svg:y2="9.639cm">
            <text:p/>
          </draw:line>
          <draw:line draw:style-name="gr8" draw:text-style-name="P1" draw:layer="layout" svg:x1="8.62cm" svg:y1="9.512cm" svg:x2="8.747cm" svg:y2="9.639cm">
            <text:p/>
          </draw:line>
          <draw:line draw:style-name="gr8" draw:text-style-name="P1" draw:layer="layout" svg:x1="8.747cm" svg:y1="8.75cm" svg:x2="8.747cm" svg:y2="9.512cm">
            <text:p/>
          </draw:line>
          <draw:line draw:style-name="gr9" draw:text-style-name="P1" draw:layer="layout" svg:x1="8.493cm" svg:y1="9.385cm" svg:x2="9.128cm" svg:y2="9.385cm">
            <text:p/>
          </draw:line>
          <draw:frame draw:style-name="gr22" draw:text-style-name="P2" draw:layer="layout" svg:width="1.112cm" svg:height="0.762cm" draw:transform="rotate (-1.5707963267949) translate (9.509cm 8.172cm)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985cm" svg:y1="9.893cm" svg:x2="7.731cm" svg:y2="9.893cm">
            <text:p/>
          </draw:line>
          <draw:frame draw:style-name="gr22" draw:text-style-name="P2" draw:layer="layout" svg:width="1.374cm" svg:height="0.762cm" draw:transform="rotate (-1.5707963267949) translate (8.239cm 9.789cm)">
            <draw:text-box>
              <text:p><text:span text:style-name="T1">nRst</text:span></text:p>
            </draw:text-box>
          </draw:frame>
        </draw:g>
        <draw:g>
          <draw:line draw:style-name="gr8" draw:text-style-name="P1" draw:layer="layout" svg:x1="11.033cm" svg:y1="3.546cm" svg:x2="11.541cm" svg:y2="3.291cm">
            <text:p/>
          </draw:line>
          <draw:frame draw:style-name="gr4" draw:text-style-name="P4" draw:layer="layout" svg:width="1.361cm" svg:height="0.645cm" draw:transform="rotate (0.00174532925199433) translate (11.145cm 3.291cm)">
            <draw:text-box>
              <text:p><text:span text:style-name="T2">N-1:0</text:span></text:p>
            </draw:text-box>
          </draw:frame>
          <draw:line draw:style-name="gr8" draw:text-style-name="P1" draw:layer="layout" svg:x1="11.033cm" svg:y1="3.546cm" svg:x2="11.541cm" svg:y2="3.291cm">
            <text:p/>
          </draw:line>
        </draw:g>
        <draw:g>
          <draw:custom-shape draw:style-name="gr2" draw:text-style-name="P8" draw:layer="layout" svg:width="2.54cm" svg:height="1.27cm" svg:x="6.912cm" svg:y="5.524cm">
            <text:p text:style-name="P1"><text:span text:style-name="T4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" draw:text-style-name="P2" draw:layer="layout" svg:width="0.739cm" svg:height="0.725cm" svg:x="6.969cm" svg:y="5.448cm">
            <draw:text-box>
              <text:p><text:span text:style-name="T1">0</text:span></text:p>
            </draw:text-box>
          </draw:frame>
          <draw:frame draw:style-name="gr4" draw:text-style-name="P2" draw:layer="layout" svg:width="0.739cm" svg:height="0.725cm" svg:x="8.643cm" svg:y="5.448cm">
            <draw:text-box>
              <text:p><text:span text:style-name="T1">1</text:span></text:p>
            </draw:text-box>
          </draw:frame>
        </draw:g>
        <draw:frame draw:style-name="gr4" draw:text-style-name="P2" draw:layer="layout" svg:width="0.739cm" svg:height="0.725cm" svg:x="12.811cm" svg:y="5.104cm">
          <draw:text-box>
            <text:p text:style-name="P10"><text:span text:style-name="T1">0</text:span></text:p>
          </draw:text-box>
        </draw:frame>
        <draw:frame draw:style-name="gr4" draw:text-style-name="P2" draw:layer="layout" svg:width="0.739cm" svg:height="0.725cm" svg:x="12.834cm" svg:y="6.755cm">
          <draw:text-box>
            <text:p text:style-name="P10"><text:span text:style-name="T1">1</text:span></text:p>
          </draw:text-box>
        </draw:frame>
        <draw:g>
          <draw:line draw:style-name="gr27" draw:text-style-name="P1" draw:layer="layout" svg:x1="24.241cm" svg:y1="4.051cm" svg:x2="22.96cm" svg:y2="3.416cm">
            <text:p/>
          </draw:line>
          <draw:line draw:style-name="gr27" draw:text-style-name="P1" draw:layer="layout" svg:x1="24.241cm" svg:y1="4.051cm" svg:x2="22.96cm" svg:y2="4.686cm">
            <text:p/>
          </draw:line>
          <draw:line draw:style-name="gr27" draw:text-style-name="P1" draw:layer="layout" svg:x1="22.96cm" svg:y1="3.416cm" svg:x2="22.96cm" svg:y2="4.686cm">
            <text:p/>
          </draw:line>
          <draw:line draw:style-name="gr18" draw:text-style-name="P1" draw:layer="layout" svg:x1="22.22cm" svg:y1="4.053cm" svg:x2="22.971cm" svg:y2="4.051cm">
            <text:p/>
          </draw:line>
          <draw:line draw:style-name="gr18" draw:text-style-name="P1" draw:layer="layout" svg:x1="24.252cm" svg:y1="4.053cm" svg:x2="25.003cm" svg:y2="4.051cm">
            <text:p/>
          </draw:line>
          <draw:custom-shape draw:style-name="gr11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" draw:layer="layout" svg:x1="1.889cm" svg:y1="4.178cm" svg:x2="3.159cm" svg:y2="4.176cm">
          <text:p/>
        </draw:line>
        <draw:line draw:style-name="gr18" draw:text-style-name="P1" draw:layer="layout" svg:x1="6.588cm" svg:y1="3.794cm" svg:x2="6.588cm" svg:y2="2.908cm">
          <text:p/>
        </draw:line>
        <draw:line draw:style-name="gr13" draw:text-style-name="P1" draw:layer="layout" svg:x1="7.35cm" svg:y1="4.051cm" svg:x2="7.35cm" svg:y2="2.781cm">
          <text:p/>
        </draw:line>
        <draw:g>
          <draw:custom-shape draw:style-name="gr2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807cm" svg:height="0.725cm" svg:x="8.645cm" svg:y="11.962cm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svg:x="9.407cm" svg:y="11.962cm">
            <draw:text-box>
              <text:p><text:span text:style-name="T1">Q</text:span></text:p>
            </draw:text-box>
          </draw:frame>
          <draw:line draw:style-name="gr8" draw:text-style-name="P1" draw:layer="layout" svg:x1="8.817cm" svg:y1="13.703cm" svg:x2="8.944cm" svg:y2="13.83cm">
            <text:p/>
          </draw:line>
          <draw:line draw:style-name="gr8" draw:text-style-name="P1" draw:layer="layout" svg:x1="8.817cm" svg:y1="13.957cm" svg:x2="8.944cm" svg:y2="13.83cm">
            <text:p/>
          </draw:line>
          <draw:line draw:style-name="gr8" draw:text-style-name="P1" draw:layer="layout" svg:x1="8.055cm" svg:y1="13.83cm" svg:x2="8.817cm" svg:y2="13.83cm">
            <text:p/>
          </draw:line>
          <draw:line draw:style-name="gr9" draw:text-style-name="P1" draw:layer="layout" svg:x1="8.69cm" svg:y1="14.084cm" svg:x2="8.69cm" svg:y2="13.449cm">
            <text:p/>
          </draw:line>
          <draw:frame draw:style-name="gr22" draw:text-style-name="P2" draw:layer="layout" svg:width="1.112cm" svg:height="0.762cm" svg:x="7.477cm" svg:y="13.068cm">
            <draw:text-box>
              <text:p><text:span text:style-name="T1">Clk</text:span></text:p>
            </draw:text-box>
          </draw:frame>
          <draw:line draw:style-name="gr8" draw:text-style-name="P1" draw:layer="layout" svg:x1="9.255cm" svg:y1="14.338cm" svg:x2="9.255cm" svg:y2="14.846cm">
            <text:p/>
          </draw:line>
          <draw:frame draw:style-name="gr22" draw:text-style-name="P2" draw:layer="layout" svg:width="1.374cm" svg:height="0.762cm" svg:x="9.094cm" svg:y="14.338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807cm" svg:height="0.725cm" draw:transform="rotate (-1.5707963267949) translate (5.535cm 12.966cm)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draw:transform="rotate (-1.5707963267949) translate (5.535cm 13.728cm)">
            <draw:text-box>
              <text:p><text:span text:style-name="T1">Q</text:span></text:p>
            </draw:text-box>
          </draw:frame>
          <draw:line draw:style-name="gr8" draw:text-style-name="P1" draw:layer="layout" svg:x1="3.794cm" svg:y1="13.138cm" svg:x2="3.667cm" svg:y2="13.265cm">
            <text:p/>
          </draw:line>
          <draw:line draw:style-name="gr8" draw:text-style-name="P1" draw:layer="layout" svg:x1="3.54cm" svg:y1="13.138cm" svg:x2="3.667cm" svg:y2="13.265cm">
            <text:p/>
          </draw:line>
          <draw:line draw:style-name="gr8" draw:text-style-name="P1" draw:layer="layout" svg:x1="3.667cm" svg:y1="12.376cm" svg:x2="3.667cm" svg:y2="13.138cm">
            <text:p/>
          </draw:line>
          <draw:line draw:style-name="gr9" draw:text-style-name="P1" draw:layer="layout" svg:x1="3.413cm" svg:y1="13.011cm" svg:x2="4.048cm" svg:y2="13.011cm">
            <text:p/>
          </draw:line>
          <draw:frame draw:style-name="gr22" draw:text-style-name="P2" draw:layer="layout" svg:width="1.112cm" svg:height="0.762cm" draw:transform="rotate (-1.5707963267949) translate (4.429cm 11.798cm)">
            <draw:text-box>
              <text:p><text:span text:style-name="T1">Clk</text:span></text:p>
            </draw:text-box>
          </draw:frame>
          <draw:line draw:style-name="gr8" draw:text-style-name="P1" draw:layer="layout" svg:x1="3.159cm" svg:y1="13.576cm" svg:x2="2.651cm" svg:y2="13.576cm">
            <text:p/>
          </draw:line>
          <draw:frame draw:style-name="gr22" draw:text-style-name="P2" draw:layer="layout" svg:width="1.374cm" svg:height="0.762cm" draw:transform="rotate (-1.5707963267949) translate (3.159cm 13.472cm)">
            <draw:text-box>
              <text:p><text:span text:style-name="T1">nRst</text:span></text:p>
            </draw:text-box>
          </draw:frame>
        </draw:g>
        <draw:g>
          <draw:line draw:style-name="gr27" draw:text-style-name="P1" draw:layer="layout" svg:x1="24.368cm" svg:y1="5.956cm" svg:x2="24.368cm" svg:y2="6.464cm">
            <text:p/>
          </draw:line>
          <draw:line draw:style-name="gr27" draw:text-style-name="P1" draw:layer="layout" svg:x1="23.86cm" svg:y1="6.464cm" svg:x2="24.876cm" svg:y2="6.464cm">
            <text:p/>
          </draw:line>
          <draw:line draw:style-name="gr27" draw:text-style-name="P1" draw:layer="layout" svg:x1="24.368cm" svg:y1="6.972cm" svg:x2="24.876cm" svg:y2="6.464cm">
            <text:p/>
          </draw:line>
          <draw:line draw:style-name="gr27" draw:text-style-name="P1" draw:layer="layout" svg:x1="23.86cm" svg:y1="6.464cm" svg:x2="24.368cm" svg:y2="6.972cm">
            <text:p/>
          </draw:line>
        </draw:g>
        <draw:g>
          <draw:line draw:style-name="gr13" draw:text-style-name="P1" draw:layer="layout" svg:x1="10.143cm" svg:y1="4.051cm" svg:x2="10.143cm" svg:y2="2.781cm">
            <text:p/>
          </draw:line>
          <draw:line draw:style-name="gr8" draw:text-style-name="P1" draw:layer="layout" svg:x1="10.397cm" svg:y1="3.67cm" svg:x2="9.889cm" svg:y2="3.924cm">
            <text:p/>
          </draw:line>
          <draw:frame draw:style-name="gr4" draw:text-style-name="P4" draw:layer="layout" svg:width="1.361cm" svg:height="0.645cm" svg:x="8.923cm" svg:y="3.278cm">
            <draw:text-box>
              <text:p><text:span text:style-name="T2">N-1:0</text:span></text:p>
            </draw:text-box>
          </draw:frame>
          <draw:line draw:style-name="gr8" draw:text-style-name="P1" draw:layer="layout" svg:x1="10.397cm" svg:y1="3.67cm" svg:x2="9.889cm" svg:y2="3.924cm">
            <text:p/>
          </draw:line>
        </draw:g>
        <draw:line draw:style-name="gr13" draw:text-style-name="P1" draw:layer="layout" svg:x1="4.048cm" svg:y1="2.044cm" svg:x2="6.08cm" svg:y2="2.044cm">
          <text:p/>
        </draw:line>
        <draw:line draw:style-name="gr13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2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8.604cm" svg:y="4.974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9.366cm" svg:y="4.974cm">
              <draw:text-box>
                <text:p><text:span text:style-name="T1">Q</text:span></text:p>
              </draw:text-box>
            </draw:frame>
            <draw:line draw:style-name="gr8" draw:text-style-name="P1" draw:layer="layout" svg:x1="8.776cm" svg:y1="6.715cm" svg:x2="8.903cm" svg:y2="6.842cm">
              <text:p/>
            </draw:line>
            <draw:line draw:style-name="gr8" draw:text-style-name="P1" draw:layer="layout" svg:x1="8.776cm" svg:y1="6.969cm" svg:x2="8.903cm" svg:y2="6.842cm">
              <text:p/>
            </draw:line>
            <draw:line draw:style-name="gr8" draw:text-style-name="P1" draw:layer="layout" svg:x1="8.014cm" svg:y1="6.842cm" svg:x2="8.776cm" svg:y2="6.842cm">
              <text:p/>
            </draw:line>
            <draw:line draw:style-name="gr9" draw:text-style-name="P1" draw:layer="layout" svg:x1="8.649cm" svg:y1="7.096cm" svg:x2="8.649cm" svg:y2="6.461cm">
              <text:p/>
            </draw:line>
            <draw:frame draw:style-name="gr22" draw:text-style-name="P2" draw:layer="layout" svg:width="1.112cm" svg:height="0.762cm" svg:x="7.436cm" svg:y="6.08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9.157cm" svg:y1="7.604cm" svg:x2="9.157cm" svg:y2="7.858cm">
              <text:p/>
            </draw:line>
            <draw:frame draw:style-name="gr22" draw:text-style-name="P2" draw:layer="layout" svg:width="1.374cm" svg:height="0.762cm" svg:x="9.053cm" svg:y="7.35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0.032cm" svg:y1="5.356cm" svg:x2="12.71cm" svg:y2="5.353cm">
            <text:p/>
          </draw:line>
          <draw:line draw:style-name="gr8" draw:text-style-name="P1" draw:layer="layout" svg:x1="11.833cm" svg:y1="5.581cm" svg:x2="11.578cm" svg:y2="5.073cm">
            <text:p/>
          </draw:line>
          <draw:frame draw:style-name="gr4" draw:text-style-name="P4" draw:layer="layout" svg:width="1.361cm" svg:height="0.645cm" draw:transform="rotate (1.57254165604689) translate (11.578cm 5.469cm)">
            <draw:text-box>
              <text:p><text:span text:style-name="T2">N-1:0</text:span></text:p>
            </draw:text-box>
          </draw:frame>
          <draw:line draw:style-name="gr8" draw:text-style-name="P1" draw:layer="layout" svg:x1="11.833cm" svg:y1="5.581cm" svg:x2="11.578cm" svg:y2="5.073cm">
            <text:p/>
          </draw:line>
          <draw:line draw:style-name="gr13" draw:text-style-name="P1" draw:layer="layout" svg:x1="6.106cm" svg:y1="5.304cm" svg:x2="8.784cm" svg:y2="5.301cm">
            <text:p/>
          </draw:line>
          <draw:line draw:style-name="gr8" draw:text-style-name="P1" draw:layer="layout" svg:x1="7.896cm" svg:y1="5.557cm" svg:x2="7.641cm" svg:y2="5.049cm">
            <text:p/>
          </draw:line>
          <draw:frame draw:style-name="gr4" draw:text-style-name="P4" draw:layer="layout" svg:width="1.361cm" svg:height="0.645cm" draw:transform="rotate (1.57254165604689) translate (7.641cm 5.445cm)">
            <draw:text-box>
              <text:p><text:span text:style-name="T2">N-1:0</text:span></text:p>
            </draw:text-box>
          </draw:frame>
          <draw:line draw:style-name="gr8" draw:text-style-name="P1" draw:layer="layout" svg:x1="7.896cm" svg:y1="5.557cm" svg:x2="7.641cm" svg:y2="5.049cm">
            <text:p/>
          </draw:line>
          <draw:custom-shape draw:style-name="gr16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8" draw:text-style-name="P1" draw:layer="layout" svg:x1="4.963cm" svg:y1="3.829cm" svg:x2="10.805cm" svg:y2="3.829cm">
            <text:p/>
          </draw:line>
          <draw:line draw:style-name="gr13" draw:text-style-name="P1" draw:layer="layout" svg:x1="4.963cm" svg:y1="3.829cm" svg:x2="4.965cm" svg:y2="4.737cm">
            <text:p/>
          </draw:line>
          <draw:frame draw:style-name="gr23" draw:text-style-name="P2" draw:layer="layout" svg:width="1.65cm" svg:height="0.885cm" svg:x="10.144cm" svg:y="5.322cm">
            <draw:text-box>
              <text:p><text:span text:style-name="T1">state</text:span></text:p>
            </draw:text-box>
          </draw:frame>
          <draw:frame draw:style-name="gr23" draw:text-style-name="P2" draw:layer="layout" svg:width="1.65cm" svg:height="1.199cm" svg:x="6.189cm" svg:y="5.124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3" draw:text-style-name="P1" draw:layer="layout" svg:x1="1.915cm" svg:y1="5.861cm" svg:x2="3.566cm" svg:y2="5.861cm">
            <text:p/>
          </draw:line>
          <draw:frame draw:style-name="gr23" draw:text-style-name="P2" draw:layer="layout" svg:width="1.65cm" svg:height="0.885cm" svg:x="1.889cm" svg:y="5.224cm">
            <draw:text-box>
              <text:p><text:span text:style-name="T1">foo</text:span></text:p>
            </draw:text-box>
          </draw:frame>
          <draw:line draw:style-name="gr13" draw:text-style-name="P1" draw:layer="layout" svg:x1="15.268cm" svg:y1="6.117cm" svg:x2="16.774cm" svg:y2="6.117cm">
            <text:p/>
          </draw:line>
          <draw:frame draw:style-name="gr23" draw:text-style-name="P2" draw:layer="layout" svg:width="1.65cm" svg:height="0.885cm" svg:x="15.123cm" svg:y="5.48cm">
            <draw:text-box>
              <text:p><text:span text:style-name="T1">bar</text:span></text:p>
            </draw:text-box>
          </draw:frame>
        </draw:g>
        <draw:frame draw:style-name="gr23" draw:text-style-name="P11" draw:layer="layout" svg:width="5.969cm" svg:height="0.885cm" svg:x="2.27cm" svg:y="1.893cm">
          <draw:text-box>
            <text:p text:style-name="P10"><text:span text:style-name="T5">generic FSM block diagram</text:span></text:p>
          </draw:text-box>
        </draw:frame>
        <draw:g>
          <draw:g>
            <draw:custom-shape draw:style-name="gr2" draw:text-style-name="P1" draw:layer="layout" svg:width="1.27cm" svg:height="2.54cm" svg:x="10.231cm" svg:y="10.998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0.059cm" svg:y="11.162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0.821cm" svg:y="11.162cm">
              <draw:text-box>
                <text:p><text:span text:style-name="T1">Q</text:span></text:p>
              </draw:text-box>
            </draw:frame>
            <draw:line draw:style-name="gr8" draw:text-style-name="P1" draw:layer="layout" svg:x1="10.231cm" svg:y1="12.903cm" svg:x2="10.358cm" svg:y2="13.03cm">
              <text:p/>
            </draw:line>
            <draw:line draw:style-name="gr8" draw:text-style-name="P1" draw:layer="layout" svg:x1="10.231cm" svg:y1="13.157cm" svg:x2="10.358cm" svg:y2="13.03cm">
              <text:p/>
            </draw:line>
            <draw:line draw:style-name="gr8" draw:text-style-name="P1" draw:layer="layout" svg:x1="9.469cm" svg:y1="13.03cm" svg:x2="10.231cm" svg:y2="13.03cm">
              <text:p/>
            </draw:line>
            <draw:line draw:style-name="gr9" draw:text-style-name="P1" draw:layer="layout" svg:x1="10.104cm" svg:y1="13.284cm" svg:x2="10.104cm" svg:y2="12.649cm">
              <text:p/>
            </draw:line>
            <draw:frame draw:style-name="gr22" draw:text-style-name="P2" draw:layer="layout" svg:width="1.112cm" svg:height="0.762cm" svg:x="8.891cm" svg:y="12.268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0.485cm" svg:y="13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0.612cm" svg:y1="13.792cm" svg:x2="10.612cm" svg:y2="14.046cm">
              <text:p/>
            </draw:line>
            <draw:frame draw:style-name="gr22" draw:text-style-name="P2" draw:layer="layout" svg:width="1.374cm" svg:height="0.762cm" svg:x="10.508cm" svg:y="13.538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layout" svg:width="3.624cm" svg:height="2.667cm" svg:x="3.948cm" svg:y="10.906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85cm" svg:height="2.667cm" svg:x="14.152cm" svg:y="11.006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1.487cm" svg:y1="11.544cm" svg:x2="14.165cm" svg:y2="11.541cm">
            <text:p/>
          </draw:line>
          <draw:line draw:style-name="gr8" draw:text-style-name="P1" draw:layer="layout" svg:x1="13.288cm" svg:y1="11.769cm" svg:x2="13.033cm" svg:y2="11.261cm">
            <text:p/>
          </draw:line>
          <draw:frame draw:style-name="gr4" draw:text-style-name="P4" draw:layer="layout" svg:width="1.361cm" svg:height="0.645cm" draw:transform="rotate (1.57254165604689) translate (13.033cm 11.657cm)">
            <draw:text-box>
              <text:p><text:span text:style-name="T2">N-1:0</text:span></text:p>
            </draw:text-box>
          </draw:frame>
          <draw:line draw:style-name="gr8" draw:text-style-name="P1" draw:layer="layout" svg:x1="13.288cm" svg:y1="11.769cm" svg:x2="13.033cm" svg:y2="11.261cm">
            <text:p/>
          </draw:line>
          <draw:line draw:style-name="gr13" draw:text-style-name="P1" draw:layer="layout" svg:x1="7.561cm" svg:y1="11.492cm" svg:x2="10.239cm" svg:y2="11.489cm">
            <text:p/>
          </draw:line>
          <draw:line draw:style-name="gr8" draw:text-style-name="P1" draw:layer="layout" svg:x1="9.351cm" svg:y1="11.745cm" svg:x2="9.096cm" svg:y2="11.237cm">
            <text:p/>
          </draw:line>
          <draw:frame draw:style-name="gr4" draw:text-style-name="P4" draw:layer="layout" svg:width="1.361cm" svg:height="0.645cm" draw:transform="rotate (1.57254165604689) translate (9.096cm 11.633cm)">
            <draw:text-box>
              <text:p><text:span text:style-name="T2">N-1:0</text:span></text:p>
            </draw:text-box>
          </draw:frame>
          <draw:line draw:style-name="gr8" draw:text-style-name="P1" draw:layer="layout" svg:x1="9.351cm" svg:y1="11.745cm" svg:x2="9.096cm" svg:y2="11.237cm">
            <text:p/>
          </draw:line>
          <draw:custom-shape draw:style-name="gr16" draw:text-style-name="P1" draw:layer="layout" svg:width="0.254cm" svg:height="0.254cm" svg:x="12.133cm" svg:y="11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26cm" svg:y1="11.541cm" svg:x2="12.26cm" svg:y2="10.017cm">
            <text:p text:style-name="P1"/>
            <text:p text:style-name="P1"/>
            <text:p text:style-name="P1"/>
          </draw:line>
          <draw:line draw:style-name="gr18" draw:text-style-name="P1" draw:layer="layout" svg:x1="6.418cm" svg:y1="10.017cm" svg:x2="12.26cm" svg:y2="10.017cm">
            <text:p/>
          </draw:line>
          <draw:line draw:style-name="gr13" draw:text-style-name="P1" draw:layer="layout" svg:x1="6.418cm" svg:y1="10.017cm" svg:x2="6.42cm" svg:y2="10.925cm">
            <text:p/>
          </draw:line>
          <draw:frame draw:style-name="gr23" draw:text-style-name="P2" draw:layer="layout" svg:width="1.65cm" svg:height="0.885cm" svg:x="11.599cm" svg:y="11.51cm">
            <draw:text-box>
              <text:p><text:span text:style-name="T1">count</text:span></text:p>
            </draw:text-box>
          </draw:frame>
          <draw:frame draw:style-name="gr23" draw:text-style-name="P2" draw:layer="layout" svg:width="1.65cm" svg:height="1.199cm" svg:x="7.644cm" svg:y="11.312cm">
            <draw:text-box>
              <text:p><text:span text:style-name="T1">next_</text:span></text:p>
              <text:p><text:span text:style-name="T1">count</text:span></text:p>
            </draw:text-box>
          </draw:frame>
          <draw:line draw:style-name="gr13" draw:text-style-name="P1" draw:layer="layout" svg:x1="2.37cm" svg:y1="12.049cm" svg:x2="4.021cm" svg:y2="12.049cm">
            <text:p/>
          </draw:line>
          <draw:frame draw:style-name="gr23" draw:text-style-name="P2" draw:layer="layout" svg:width="1.905cm" svg:height="0.885cm" svg:x="1.889cm" svg:y="11.412cm">
            <draw:text-box>
              <text:p><text:span text:style-name="T1">enable</text:span></text:p>
            </draw:text-box>
          </draw:frame>
          <draw:line draw:style-name="gr13" draw:text-style-name="P1" draw:layer="layout" svg:x1="17.523cm" svg:y1="12.305cm" svg:x2="19.029cm" svg:y2="12.305cm">
            <text:p/>
          </draw:line>
          <draw:frame draw:style-name="gr23" draw:text-style-name="P2" draw:layer="layout" svg:width="1.65cm" svg:height="0.885cm" svg:x="17.378cm" svg:y="11.668cm">
            <draw:text-box>
              <text:p><text:span text:style-name="T1">bar</text:span></text:p>
            </draw:text-box>
          </draw:frame>
        </draw:g>
        <draw:frame draw:style-name="gr23" draw:text-style-name="P11" draw:layer="layout" svg:width="9.27cm" svg:height="0.885cm" svg:x="2.271cm" svg:y="8.794cm">
          <draw:text-box>
            <text:p text:style-name="P10"><text:span text:style-name="T5">generic counter or clock divider block diagram</text:span></text:p>
          </draw:text-box>
        </draw:frame>
        <draw:frame draw:style-name="gr23" draw:text-style-name="P11" draw:layer="layout" svg:width="9.27cm" svg:height="0.885cm" svg:x="1.344cm" svg:y="15.351cm">
          <draw:text-box>
            <text:p text:style-name="P10"><text:span text:style-name="T5">synchronizer</text:span></text:p>
          </draw:text-box>
        </draw:frame>
        <draw:frame draw:style-name="gr23" draw:text-style-name="P11" draw:layer="layout" svg:width="9.27cm" svg:height="0.885cm" svg:x="11.644cm" svg:y="14.351cm">
          <draw:text-box>
            <text:p text:style-name="P10"><text:span text:style-name="T5">edge detector</text:span></text:p>
          </draw:text-box>
        </draw:frame>
        <draw:g>
          <draw:g>
            <draw:custom-shape draw:style-name="gr2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3.676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4.438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3.848cm" svg:y1="18.518cm" svg:x2="3.975cm" svg:y2="18.645cm">
              <text:p/>
            </draw:line>
            <draw:line draw:style-name="gr8" draw:text-style-name="P1" draw:layer="layout" svg:x1="3.848cm" svg:y1="18.772cm" svg:x2="3.975cm" svg:y2="18.645cm">
              <text:p/>
            </draw:line>
            <draw:line draw:style-name="gr8" draw:text-style-name="P1" draw:layer="layout" svg:x1="3.086cm" svg:y1="18.645cm" svg:x2="3.848cm" svg:y2="18.645cm">
              <text:p/>
            </draw:line>
            <draw:line draw:style-name="gr9" draw:text-style-name="P1" draw:layer="layout" svg:x1="3.721cm" svg:y1="18.899cm" svg:x2="3.721cm" svg:y2="18.264cm">
              <text:p/>
            </draw:line>
            <draw:frame draw:style-name="gr22" draw:text-style-name="P2" draw:layer="layout" svg:width="1.112cm" svg:height="0.762cm" svg:x="2.508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4.229cm" svg:y1="19.407cm" svg:x2="4.229cm" svg:y2="19.661cm">
              <text:p/>
            </draw:line>
            <draw:frame draw:style-name="gr22" draw:text-style-name="P2" draw:layer="layout" svg:width="1.374cm" svg:height="0.762cm" svg:x="4.125cm" svg:y="19.153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6.877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7.639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7.049cm" svg:y1="18.518cm" svg:x2="7.176cm" svg:y2="18.645cm">
              <text:p/>
            </draw:line>
            <draw:line draw:style-name="gr8" draw:text-style-name="P1" draw:layer="layout" svg:x1="7.049cm" svg:y1="18.772cm" svg:x2="7.176cm" svg:y2="18.645cm">
              <text:p/>
            </draw:line>
            <draw:line draw:style-name="gr8" draw:text-style-name="P1" draw:layer="layout" svg:x1="6.287cm" svg:y1="18.645cm" svg:x2="7.049cm" svg:y2="18.645cm">
              <text:p/>
            </draw:line>
            <draw:line draw:style-name="gr9" draw:text-style-name="P1" draw:layer="layout" svg:x1="6.922cm" svg:y1="18.899cm" svg:x2="6.922cm" svg:y2="18.264cm">
              <text:p/>
            </draw:line>
            <draw:frame draw:style-name="gr22" draw:text-style-name="P2" draw:layer="layout" svg:width="1.112cm" svg:height="0.762cm" svg:x="5.709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7.43cm" svg:y1="19.407cm" svg:x2="7.43cm" svg:y2="19.661cm">
              <text:p/>
            </draw:line>
            <draw:frame draw:style-name="gr22" draw:text-style-name="P2" draw:layer="layout" svg:width="1.374cm" svg:height="0.762cm" svg:x="7.326cm" svg:y="19.153cm">
              <draw:text-box>
                <text:p><text:span text:style-name="T1">nRst</text:span></text:p>
              </draw:text-box>
            </draw:frame>
          </draw:g>
          <draw:line draw:style-name="gr13" draw:text-style-name="P1" draw:layer="layout" svg:x1="1.816cm" svg:y1="17.121cm" svg:x2="3.848cm" svg:y2="17.121cm">
            <text:p/>
          </draw:line>
          <draw:line draw:style-name="gr13" draw:text-style-name="P1" draw:layer="layout" svg:x1="5.118cm" svg:y1="17.121cm" svg:x2="7.15cm" svg:y2="17.121cm">
            <text:p/>
          </draw:line>
          <draw:line draw:style-name="gr13" draw:text-style-name="P1" draw:layer="layout" svg:x1="8.293cm" svg:y1="17.121cm" svg:x2="10.325cm" svg:y2="17.121cm">
            <text:p/>
          </draw:line>
          <draw:frame draw:style-name="gr23" draw:text-style-name="P2" draw:layer="layout" svg:width="1.65cm" svg:height="0.885cm" svg:x="1.762cm" svg:y="16.371cm">
            <draw:text-box>
              <text:p><text:span text:style-name="T1">signal</text:span></text:p>
            </draw:text-box>
          </draw:frame>
          <draw:frame draw:style-name="gr23" draw:text-style-name="P2" draw:layer="layout" svg:width="1.65cm" svg:height="0.885cm" svg:x="5.192cm" svg:y="16.371cm">
            <draw:text-box>
              <text:p><text:span text:style-name="T1">d1</text:span></text:p>
            </draw:text-box>
          </draw:frame>
          <draw:frame draw:style-name="gr23" draw:text-style-name="P2" draw:layer="layout" svg:width="1.65cm" svg:height="0.885cm" svg:x="8.592cm" svg:y="16.372cm">
            <draw:text-box>
              <text:p><text:span text:style-name="T1">d2</text:span></text:p>
            </draw:text-box>
          </draw:frame>
        </draw:g>
        <draw:g>
          <draw:g>
            <draw:custom-shape draw:style-name="gr2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3.976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4.738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14.148cm" svg:y1="18.518cm" svg:x2="14.275cm" svg:y2="18.645cm">
              <text:p/>
            </draw:line>
            <draw:line draw:style-name="gr8" draw:text-style-name="P1" draw:layer="layout" svg:x1="14.148cm" svg:y1="18.772cm" svg:x2="14.275cm" svg:y2="18.645cm">
              <text:p/>
            </draw:line>
            <draw:line draw:style-name="gr8" draw:text-style-name="P1" draw:layer="layout" svg:x1="13.386cm" svg:y1="18.645cm" svg:x2="14.148cm" svg:y2="18.645cm">
              <text:p/>
            </draw:line>
            <draw:line draw:style-name="gr9" draw:text-style-name="P1" draw:layer="layout" svg:x1="14.021cm" svg:y1="18.899cm" svg:x2="14.021cm" svg:y2="18.264cm">
              <text:p/>
            </draw:line>
            <draw:frame draw:style-name="gr22" draw:text-style-name="P2" draw:layer="layout" svg:width="1.112cm" svg:height="0.762cm" svg:x="12.808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4.529cm" svg:y1="19.407cm" svg:x2="14.529cm" svg:y2="19.661cm">
              <text:p/>
            </draw:line>
            <draw:frame draw:style-name="gr22" draw:text-style-name="P2" draw:layer="layout" svg:width="1.374cm" svg:height="0.762cm" svg:x="14.425cm" svg:y="19.153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7.177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7.939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17.349cm" svg:y1="18.518cm" svg:x2="17.476cm" svg:y2="18.645cm">
              <text:p/>
            </draw:line>
            <draw:line draw:style-name="gr8" draw:text-style-name="P1" draw:layer="layout" svg:x1="17.349cm" svg:y1="18.772cm" svg:x2="17.476cm" svg:y2="18.645cm">
              <text:p/>
            </draw:line>
            <draw:line draw:style-name="gr8" draw:text-style-name="P1" draw:layer="layout" svg:x1="16.587cm" svg:y1="18.645cm" svg:x2="17.349cm" svg:y2="18.645cm">
              <text:p/>
            </draw:line>
            <draw:line draw:style-name="gr9" draw:text-style-name="P1" draw:layer="layout" svg:x1="17.222cm" svg:y1="18.899cm" svg:x2="17.222cm" svg:y2="18.264cm">
              <text:p/>
            </draw:line>
            <draw:frame draw:style-name="gr22" draw:text-style-name="P2" draw:layer="layout" svg:width="1.112cm" svg:height="0.762cm" svg:x="16.009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7.73cm" svg:y1="19.407cm" svg:x2="17.73cm" svg:y2="19.661cm">
              <text:p/>
            </draw:line>
            <draw:frame draw:style-name="gr22" draw:text-style-name="P2" draw:layer="layout" svg:width="1.374cm" svg:height="0.762cm" svg:x="17.626cm" svg:y="19.153cm">
              <draw:text-box>
                <text:p><text:span text:style-name="T1">nRst</text:span></text:p>
              </draw:text-box>
            </draw:frame>
          </draw:g>
          <draw:line draw:style-name="gr13" draw:text-style-name="P1" draw:layer="layout" svg:x1="12.116cm" svg:y1="17.121cm" svg:x2="14.148cm" svg:y2="17.121cm">
            <text:p/>
          </draw:line>
          <draw:line draw:style-name="gr13" draw:text-style-name="P1" draw:layer="layout" svg:x1="15.418cm" svg:y1="17.121cm" svg:x2="17.45cm" svg:y2="17.121cm">
            <text:p/>
          </draw:line>
          <draw:line draw:style-name="gr13" draw:text-style-name="P1" draw:layer="layout" svg:x1="18.593cm" svg:y1="17.121cm" svg:x2="20.625cm" svg:y2="17.121cm">
            <text:p/>
          </draw:line>
          <draw:custom-shape draw:style-name="gr2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6.172cm" svg:y1="15.732cm" svg:x2="20.625cm" svg:y2="15.721cm">
            <text:p/>
          </draw:line>
          <draw:line draw:style-name="gr18" draw:text-style-name="P1" draw:layer="layout" svg:x1="16.172cm" svg:y1="17.129cm" svg:x2="16.172cm" svg:y2="15.732cm">
            <text:p/>
          </draw:line>
          <draw:custom-shape draw:style-name="gr16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4.057cm" svg:y1="15.732cm" svg:x2="26.089cm" svg:y2="15.732cm">
            <text:p/>
          </draw:line>
          <draw:frame draw:style-name="gr23" draw:text-style-name="P2" draw:layer="layout" svg:width="1.65cm" svg:height="0.885cm" svg:x="15.987cm" svg:y="14.974cm">
            <draw:text-box>
              <text:p><text:span text:style-name="T1">d1</text:span></text:p>
            </draw:text-box>
          </draw:frame>
          <draw:frame draw:style-name="gr23" draw:text-style-name="P2" draw:layer="layout" svg:width="1.65cm" svg:height="0.885cm" svg:x="19.035cm" svg:y="16.367cm">
            <draw:text-box>
              <text:p><text:span text:style-name="T1">d2</text:span></text:p>
            </draw:text-box>
          </draw:frame>
          <draw:frame draw:style-name="gr23" draw:text-style-name="P2" draw:layer="layout" svg:width="1.65cm" svg:height="0.885cm" svg:x="11.796cm" svg:y="16.367cm">
            <draw:text-box>
              <text:p><text:span text:style-name="T1">signal</text:span></text:p>
            </draw:text-box>
          </draw:frame>
          <draw:frame draw:style-name="gr23" draw:text-style-name="P2" draw:layer="layout" svg:width="1.65cm" svg:height="0.885cm" svg:x="24.242cm" svg:y="14.974cm">
            <draw:text-box>
              <text:p><text:span text:style-name="T1">sig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10-05T22:54:04.405285903</dc:date>
    <meta:editing-duration>P1DT8H4M56S</meta:editing-duration>
    <meta:editing-cycles>32</meta:editing-cycles>
    <meta:generator>LibreOffice/4.2.8.2$Linux_X86_64 LibreOffice_project/420$Build-2</meta:generator>
    <dc:creator>Mentor Graphics</dc:creator>
    <meta:document-statistic meta:object-count="574"/>
  </office:meta>
</office:document-meta>
</file>